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303991.5" table:style-name="ce9">
            <text:p>17.303.992</text:p>
          </table:table-cell>
          <table:table-cell office:value-type="percentage" office:value="1" table:style-name="ce10">
            <text:p>100,00%</text:p>
          </table:table-cell>
          <table:table-cell office:value-type="float" office:value="7484788" table:style-name="ce8">
            <text:p>7.484.788</text:p>
          </table:table-cell>
          <table:table-cell office:value-type="float" office:value="7340103" table:style-name="ce8">
            <text:p>7.340.103</text:p>
          </table:table-cell>
          <table:table-cell office:value-type="float" office:value="4205166" table:style-name="ce8">
            <text:p>4.205.166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29139" table:style-name="ce7">
            <text:p>1.829.13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1624" table:style-name="ce14">
            <text:p>2.741.624</text:p>
          </table:table-cell>
          <table:table-cell office:value-type="float" office:value="2671333.5" table:style-name="ce14">
            <text:p>2.671.334</text:p>
          </table:table-cell>
          <table:table-cell office:value-type="percentage" office:value="0.9743617286688474" table:style-name="ce15">
            <text:p>97,44%</text:p>
          </table:table-cell>
          <table:table-cell office:value-type="float" office:value="1151355" table:style-name="ce13">
            <text:p>1.151.355</text:p>
          </table:table-cell>
          <table:table-cell office:value-type="float" office:value="1130725" table:style-name="ce13">
            <text:p>1.130.725</text:p>
          </table:table-cell>
          <table:table-cell office:value-type="float" office:value="717724" table:style-name="ce13">
            <text:p>717.724</text:p>
          </table:table-cell>
          <table:table-cell office:value-type="date" office:date-value="2022-07-13T00:00:00" table:style-name="ce16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299498.5" table:style-name="ce14">
            <text:p>2.299.499</text:p>
          </table:table-cell>
          <table:table-cell office:value-type="percentage" office:value="0.93730946558855288" table:style-name="ce15">
            <text:p>93,73%</text:p>
          </table:table-cell>
          <table:table-cell office:value-type="float" office:value="929260" table:style-name="ce13">
            <text:p>929.260</text:p>
          </table:table-cell>
          <table:table-cell office:value-type="float" office:value="920082" table:style-name="ce13">
            <text:p>920.082</text:p>
          </table:table-cell>
          <table:table-cell office:value-type="float" office:value="727362" table:style-name="ce13">
            <text:p>727.362</text:p>
          </table:table-cell>
          <table:table-cell office:value-type="date" office:date-value="2022-07-13T00:00:00" table:style-name="ce16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5828" table:style-name="ce7">
            <text:p>1.335.828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70498" table:style-name="ce14">
            <text:p>2.170.498</text:p>
          </table:table-cell>
          <table:table-cell office:value-type="float" office:value="2053129.5" table:style-name="ce14">
            <text:p>2.053.130</text:p>
          </table:table-cell>
          <table:table-cell office:value-type="percentage" office:value="0.94592554335456658" table:style-name="ce15">
            <text:p>94,59%</text:p>
          </table:table-cell>
          <table:table-cell office:value-type="float" office:value="928914" table:style-name="ce13">
            <text:p>928.914</text:p>
          </table:table-cell>
          <table:table-cell office:value-type="float" office:value="913635" table:style-name="ce13">
            <text:p>913.635</text:p>
          </table:table-cell>
          <table:table-cell office:value-type="float" office:value="488136" table:style-name="ce13">
            <text:p>488.136</text:p>
          </table:table-cell>
          <table:table-cell office:value-type="date" office:date-value="2022-07-13T00:00:00" table:style-name="ce16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82060.5" table:style-name="ce14">
            <text:p>4.182.061</text:p>
          </table:table-cell>
          <table:table-cell office:value-type="percentage" office:value="0.9371753155805943" table:style-name="ce15">
            <text:p>93,72%</text:p>
          </table:table-cell>
          <table:table-cell office:value-type="float" office:value="1822761" table:style-name="ce13">
            <text:p>1.822.761</text:p>
          </table:table-cell>
          <table:table-cell office:value-type="float" office:value="1767627" table:style-name="ce13">
            <text:p>1.767.627</text:p>
          </table:table-cell>
          <table:table-cell office:value-type="float" office:value="1011835" table:style-name="ce13">
            <text:p>1.011.835</text:p>
          </table:table-cell>
          <table:table-cell office:value-type="date" office:date-value="2022-07-13T00:00:00" table:style-name="ce16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8761" table:style-name="ce14">
            <text:p>1.268.761</text:p>
          </table:table-cell>
          <table:table-cell office:value-type="percentage" office:value="0.97806154700050874" table:style-name="ce15">
            <text:p>97,81%</text:p>
          </table:table-cell>
          <table:table-cell office:value-type="float" office:value="519995" table:style-name="ce13">
            <text:p>519.995</text:p>
          </table:table-cell>
          <table:table-cell office:value-type="float" office:value="516593" table:style-name="ce13">
            <text:p>516.593</text:p>
          </table:table-cell>
          <table:table-cell office:value-type="float" office:value="355400" table:style-name="ce13">
            <text:p>355.400</text:p>
          </table:table-cell>
          <table:table-cell office:value-type="date" office:date-value="2022-07-13T00:00:00" table:style-name="ce16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995" table:style-name="ce7">
            <text:p>4.084.995</text:p>
          </table:table-cell>
          <table:table-cell office:value-type="float" office:value="280590" table:style-name="ce7">
            <text:p>280.590</text:p>
          </table:table-cell>
          <table:table-cell office:value-type="float" office:value="701610" table:style-name="ce7">
            <text:p>701.61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34000" table:style-name="ce14">
            <text:p>5.634.000</text:p>
          </table:table-cell>
          <table:table-cell office:value-type="float" office:value="5341220" table:style-name="ce14">
            <text:p>5.341.220</text:p>
          </table:table-cell>
          <table:table-cell office:value-type="percentage" office:value="0.94803336883209088" table:style-name="ce15">
            <text:p>94,80%</text:p>
          </table:table-cell>
          <table:table-cell office:value-type="float" office:value="2151502" table:style-name="ce13">
            <text:p>2.151.502</text:p>
          </table:table-cell>
          <table:table-cell office:value-type="float" office:value="2125166" table:style-name="ce13">
            <text:p>2.125.166</text:p>
          </table:table-cell>
          <table:table-cell office:value-type="float" office:value="1522977" table:style-name="ce13">
            <text:p>1.522.977</text:p>
          </table:table-cell>
          <table:table-cell office:value-type="date" office:date-value="2022-07-13T00:00:00" table:style-name="ce16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19670" table:style-name="ce7">
            <text:p>719.67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15390" table:style-name="ce14">
            <text:p>4.215.390</text:p>
          </table:table-cell>
          <table:table-cell office:value-type="float" office:value="4024071" table:style-name="ce14">
            <text:p>4.024.071</text:p>
          </table:table-cell>
          <table:table-cell office:value-type="percentage" office:value="0.95461416381402431" table:style-name="ce15">
            <text:p>95,46%</text:p>
          </table:table-cell>
          <table:table-cell office:value-type="float" office:value="1766537" table:style-name="ce13">
            <text:p>1.766.537</text:p>
          </table:table-cell>
          <table:table-cell office:value-type="float" office:value="1715812" table:style-name="ce13">
            <text:p>1.715.812</text:p>
          </table:table-cell>
          <table:table-cell office:value-type="float" office:value="1096814" table:style-name="ce13">
            <text:p>1.096.814</text:p>
          </table:table-cell>
          <table:table-cell office:value-type="date" office:date-value="2022-07-13T00:00:00" table:style-name="ce16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796134" table:style-name="ce7">
            <text:p>8.796.134</text:p>
          </table:table-cell>
          <table:table-cell office:value-type="float" office:value="567070" table:style-name="ce7">
            <text:p>56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39124" table:style-name="ce14">
            <text:p>14.339.124</text:p>
          </table:table-cell>
          <table:table-cell office:value-type="float" office:value="14324025.5" table:style-name="ce14">
            <text:p>14.324.026</text:p>
          </table:table-cell>
          <table:table-cell office:value-type="percentage" office:value="0.99894704167423343" table:style-name="ce15">
            <text:p>99,89%</text:p>
          </table:table-cell>
          <table:table-cell office:value-type="float" office:value="6497702" table:style-name="ce13">
            <text:p>6.497.702</text:p>
          </table:table-cell>
          <table:table-cell office:value-type="float" office:value="6361153" table:style-name="ce13">
            <text:p>6.361.153</text:p>
          </table:table-cell>
          <table:table-cell office:value-type="float" office:value="3840187" table:style-name="ce13">
            <text:p>3.840.187</text:p>
          </table:table-cell>
          <table:table-cell office:value-type="date" office:date-value="2022-07-13T00:00:00" table:style-name="ce16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170562" table:style-name="ce14">
            <text:p>10.170.562</text:p>
          </table:table-cell>
          <table:table-cell office:value-type="percentage" office:value="0.96873981724499714" table:style-name="ce15">
            <text:p>96,87%</text:p>
          </table:table-cell>
          <table:table-cell office:value-type="float" office:value="4451879" table:style-name="ce13">
            <text:p>4.451.879</text:p>
          </table:table-cell>
          <table:table-cell office:value-type="float" office:value="4389195" table:style-name="ce13">
            <text:p>4.389.195</text:p>
          </table:table-cell>
          <table:table-cell office:value-type="float" office:value="2961193" table:style-name="ce13">
            <text:p>2.961.193</text:p>
          </table:table-cell>
          <table:table-cell office:value-type="date" office:date-value="2022-07-13T00:00:00" table:style-name="ce16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589" table:style-name="ce7">
            <text:p>1.639.589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169" table:style-name="ce14">
            <text:p>2.319.169</text:p>
          </table:table-cell>
          <table:table-cell office:value-type="float" office:value="2346195" table:style-name="ce14">
            <text:p>2.346.195</text:p>
          </table:table-cell>
          <table:table-cell office:value-type="percentage" office:value="1" table:style-name="ce15">
            <text:p>100,00%</text:p>
          </table:table-cell>
          <table:table-cell office:value-type="float" office:value="969915" table:style-name="ce13">
            <text:p>969.915</text:p>
          </table:table-cell>
          <table:table-cell office:value-type="float" office:value="952459" table:style-name="ce13">
            <text:p>952.459</text:p>
          </table:table-cell>
          <table:table-cell office:value-type="float" office:value="649579" table:style-name="ce13">
            <text:p>649.579</text:p>
          </table:table-cell>
          <table:table-cell office:value-type="date" office:date-value="2022-07-13T00:00:00" table:style-name="ce16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9800" table:style-name="ce7">
            <text:p>249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3174" table:style-name="ce14">
            <text:p>6.053.174</text:p>
          </table:table-cell>
          <table:table-cell office:value-type="float" office:value="6160041.5" table:style-name="ce14">
            <text:p>6.160.042</text:p>
          </table:table-cell>
          <table:table-cell office:value-type="percentage" office:value="1" table:style-name="ce15">
            <text:p>100,00%</text:p>
          </table:table-cell>
          <table:table-cell office:value-type="float" office:value="2480180" table:style-name="ce13">
            <text:p>2.480.180</text:p>
          </table:table-cell>
          <table:table-cell office:value-type="float" office:value="2455372" table:style-name="ce13">
            <text:p>2.455.372</text:p>
          </table:table-cell>
          <table:table-cell office:value-type="float" office:value="1984732" table:style-name="ce13">
            <text:p>1.984.732</text:p>
          </table:table-cell>
          <table:table-cell office:value-type="date" office:date-value="2022-07-13T00:00:00" table:style-name="ce16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4195" table:style-name="ce7">
            <text:p>464.195</text:p>
          </table:table-cell>
          <table:table-cell office:value-type="float" office:value="47380" table:style-name="ce7">
            <text:p>47.38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9825" table:style-name="ce14">
            <text:p>689.825</text:p>
          </table:table-cell>
          <table:table-cell office:value-type="float" office:value="655776" table:style-name="ce14">
            <text:p>655.776</text:p>
          </table:table-cell>
          <table:table-cell office:value-type="percentage" office:value="0.95064110462798534" table:style-name="ce15">
            <text:p>95,06%</text:p>
          </table:table-cell>
          <table:table-cell office:value-type="float" office:value="284695" table:style-name="ce13">
            <text:p>284.695</text:p>
          </table:table-cell>
          <table:table-cell office:value-type="float" office:value="286740" table:style-name="ce13">
            <text:p>286.740</text:p>
          </table:table-cell>
          <table:table-cell office:value-type="float" office:value="184347" table:style-name="ce13">
            <text:p>184.347</text:p>
          </table:table-cell>
          <table:table-cell office:value-type="date" office:date-value="2022-07-12T00:00:00" table:style-name="ce16">
            <text:p>12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107025" table:style-name="ce7">
            <text:p>9.10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30" table:style-name="ce7">
            <text:p>2.168.53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467005" table:style-name="ce14">
            <text:p>13.467.005</text:p>
          </table:table-cell>
          <table:table-cell office:value-type="float" office:value="13402333" table:style-name="ce14">
            <text:p>13.402.333</text:p>
          </table:table-cell>
          <table:table-cell office:value-type="percentage" office:value="0.99519774441310449" table:style-name="ce15">
            <text:p>99,52%</text:p>
          </table:table-cell>
          <table:table-cell office:value-type="float" office:value="5773436" table:style-name="ce13">
            <text:p>5.773.436</text:p>
          </table:table-cell>
          <table:table-cell office:value-type="float" office:value="5724114" table:style-name="ce13">
            <text:p>5.724.114</text:p>
          </table:table-cell>
          <table:table-cell office:value-type="float" office:value="3448194" table:style-name="ce13">
            <text:p>3.448.194</text:p>
          </table:table-cell>
          <table:table-cell office:value-type="date" office:date-value="2022-07-13T00:00:00" table:style-name="ce16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839423" table:style-name="ce14">
            <text:p>2.839.423</text:p>
          </table:table-cell>
          <table:table-cell office:value-type="percentage" office:value="0.97299326476448944" table:style-name="ce15">
            <text:p>97,30%</text:p>
          </table:table-cell>
          <table:table-cell office:value-type="float" office:value="1300828" table:style-name="ce13">
            <text:p>1.300.828</text:p>
          </table:table-cell>
          <table:table-cell office:value-type="float" office:value="1281086" table:style-name="ce13">
            <text:p>1.281.086</text:p>
          </table:table-cell>
          <table:table-cell office:value-type="float" office:value="704799" table:style-name="ce13">
            <text:p>704.799</text:p>
          </table:table-cell>
          <table:table-cell office:value-type="date" office:date-value="2022-07-13T00:00:00" table:style-name="ce16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30887" table:style-name="ce14">
            <text:p>1.330.887</text:p>
          </table:table-cell>
          <table:table-cell office:value-type="percentage" office:value="0.94512014555091828" table:style-name="ce15">
            <text:p>94,51%</text:p>
          </table:table-cell>
          <table:table-cell office:value-type="float" office:value="568602" table:style-name="ce13">
            <text:p>568.602</text:p>
          </table:table-cell>
          <table:table-cell office:value-type="float" office:value="563039" table:style-name="ce13">
            <text:p>563.039</text:p>
          </table:table-cell>
          <table:table-cell office:value-type="float" office:value="365967" table:style-name="ce13">
            <text:p>365.967</text:p>
          </table:table-cell>
          <table:table-cell office:value-type="date" office:date-value="2022-07-13T00:00:00" table:style-name="ce16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65008" table:style-name="ce7">
            <text:p>2.965.00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08413" table:style-name="ce14">
            <text:p>4.508.413</text:p>
          </table:table-cell>
          <table:table-cell office:value-type="float" office:value="4438079" table:style-name="ce14">
            <text:p>4.438.079</text:p>
          </table:table-cell>
          <table:table-cell office:value-type="percentage" office:value="0.98439938843224872" table:style-name="ce15">
            <text:p>98,44%</text:p>
          </table:table-cell>
          <table:table-cell office:value-type="float" office:value="1949081" table:style-name="ce13">
            <text:p>1.949.081</text:p>
          </table:table-cell>
          <table:table-cell office:value-type="float" office:value="1913069" table:style-name="ce13">
            <text:p>1.913.069</text:p>
          </table:table-cell>
          <table:table-cell office:value-type="float" office:value="1210844" table:style-name="ce13">
            <text:p>1.210.844</text:p>
          </table:table-cell>
          <table:table-cell office:value-type="date" office:date-value="2022-07-13T00:00:00" table:style-name="ce16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58433" table:style-name="ce14">
            <text:p>158.433</text:p>
          </table:table-cell>
          <table:table-cell office:value-type="percentage" office:value="0.9074522741722082" table:style-name="ce15">
            <text:p>90,75%</text:p>
          </table:table-cell>
          <table:table-cell office:value-type="float" office:value="68292" table:style-name="ce13">
            <text:p>68.292</text:p>
          </table:table-cell>
          <table:table-cell office:value-type="float" office:value="65409" table:style-name="ce13">
            <text:p>65.409</text:p>
          </table:table-cell>
          <table:table-cell office:value-type="float" office:value="42560" table:style-name="ce13">
            <text:p>42.560</text:p>
          </table:table-cell>
          <table:table-cell office:value-type="date" office:date-value="2022-07-13T00:00:00" table:style-name="ce16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49926" table:style-name="ce14">
            <text:p>149.926</text:p>
          </table:table-cell>
          <table:table-cell office:value-type="percentage" office:value="0.94626356980560467" table:style-name="ce15">
            <text:p>94,63%</text:p>
          </table:table-cell>
          <table:table-cell office:value-type="float" office:value="66524" table:style-name="ce13">
            <text:p>66.524</text:p>
          </table:table-cell>
          <table:table-cell office:value-type="float" office:value="63209" table:style-name="ce13">
            <text:p>63.209</text:p>
          </table:table-cell>
          <table:table-cell office:value-type="float" office:value="35868" table:style-name="ce13">
            <text:p>35.868</text:p>
          </table:table-cell>
          <table:table-cell office:value-type="date" office:date-value="2022-07-13T00:00:00" table:style-name="ce17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3226" table:style-name="ce7">
            <text:p>53.226</text:p>
          </table:table-cell>
          <table:table-cell office:value-type="float" office:value="0" table:style-name="ce7">
            <text:p>0</text:p>
          </table:table-cell>
          <table:table-cell office:value-type="float" office:value="58310" table:style-name="ce7">
            <text:p>58.3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7336" table:style-name="ce14">
            <text:p>217.336</text:p>
          </table:table-cell>
          <table:table-cell office:value-type="float" office:value="207548.5" table:style-name="ce14">
            <text:p>207.549</text:p>
          </table:table-cell>
          <table:table-cell office:value-type="percentage" office:value="0.95496604336143109" table:style-name="ce15">
            <text:p>95,50%</text:p>
          </table:table-cell>
          <table:table-cell office:value-type="float" office:value="95148" table:style-name="ce13">
            <text:p>95.148</text:p>
          </table:table-cell>
          <table:table-cell office:value-type="float" office:value="94862" table:style-name="ce13">
            <text:p>94.862</text:p>
          </table:table-cell>
          <table:table-cell office:value-type="float" office:value="51045" table:style-name="ce13">
            <text:p>51.045</text:p>
          </table:table-cell>
          <table:table-cell office:value-type="date" office:date-value="2022-07-13T00:00:00" table:style-name="ce17">
            <text:p>13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290" table:style-name="ce7">
            <text:p>8.29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995" table:style-name="ce14">
            <text:p>12.995</text:p>
          </table:table-cell>
          <table:table-cell office:value-type="float" office:value="13446.5" table:style-name="ce14">
            <text:p>13.447</text:p>
          </table:table-cell>
          <table:table-cell office:value-type="percentage" office:value="1" table:style-name="ce15">
            <text:p>100,00%</text:p>
          </table:table-cell>
          <table:table-cell office:value-type="float" office:value="8123" table:style-name="ce13">
            <text:p>8.123</text:p>
          </table:table-cell>
          <table:table-cell office:value-type="float" office:value="8127" table:style-name="ce13">
            <text:p>8.127</text:p>
          </table:table-cell>
          <table:table-cell office:value-type="float" office:value="4099" table:style-name="ce13">
            <text:p>4.099</text:p>
          </table:table-cell>
          <table:table-cell office:value-type="date" office:date-value="2022-07-08T00:00:00" table:style-name="ce17">
            <text:p>08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543603" table:style-name="ce19">
            <text:p>63.543.603</text:p>
          </table:table-cell>
          <table:table-cell office:value-type="float" office:value="5088060" table:style-name="ce19">
            <text:p>5.088.060</text:p>
          </table:table-cell>
          <table:table-cell office:value-type="float" office:value="17180970" table:style-name="ce20">
            <text:p>17.180.970</text:p>
          </table:table-cell>
          <table:table-cell office:value-type="float" office:value="8968950" table:style-name="ce21">
            <text:p>8.968.950</text:p>
          </table:table-cell>
          <table:table-cell office:value-type="float" office:value="2028555" table:style-name="ce22">
            <text:p>2.028.555</text:p>
          </table:table-cell>
          <table:table-cell office:value-type="float" office:value="96810138" table:style-name="ce23">
            <text:p>96.810.138</text:p>
          </table:table-cell>
          <table:table-cell office:value-type="float" office:value="95340741.5" table:style-name="ce23">
            <text:p>95.340.742</text:p>
          </table:table-cell>
          <table:table-cell office:value-type="percentage" office:value="0.98482187371739927" table:style-name="ce24">
            <text:p>98,48%</text:p>
          </table:table-cell>
          <table:table-cell office:value-type="float" office:value="41269517" table:style-name="ce23">
            <text:p>41.269.517</text:p>
          </table:table-cell>
          <table:table-cell office:value-type="float" office:value="40587577" table:style-name="ce23">
            <text:p>40.587.577</text:p>
          </table:table-cell>
          <table:table-cell office:value-type="float" office:value="25608828" table:style-name="ce23">
            <text:p>25.608.828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45579" table:style-name="ce32">
            <text:p>7.045.579</text:p>
          </table:table-cell>
          <table:table-cell office:value-type="percentage" office:value="0.93840893819330173" table:style-name="ce33">
            <text:p>93,8%</text:p>
          </table:table-cell>
          <table:table-cell office:value-type="float" office:value="7029465" table:style-name="ce32">
            <text:p>7.029.465</text:p>
          </table:table-cell>
          <table:table-cell office:value-type="percentage" office:value="0.93626269561621234" table:style-name="ce33">
            <text:p>93,6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8031" table:style-name="ce32">
            <text:p>1.098.031</text:p>
          </table:table-cell>
          <table:table-cell office:value-type="percentage" office:value="0.92317438591299206" table:style-name="ce33">
            <text:p>92,3%</text:p>
          </table:table-cell>
          <table:table-cell office:value-type="float" office:value="1091957" table:style-name="ce32">
            <text:p>1.091.957</text:p>
          </table:table-cell>
          <table:table-cell office:value-type="percentage" office:value="0.91806764373537086" table:style-name="ce33">
            <text:p>91,8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6078" table:style-name="ce32">
            <text:p>886.078</text:p>
          </table:table-cell>
          <table:table-cell office:value-type="percentage" office:value="0.95231431774190256" table:style-name="ce33">
            <text:p>95,2%</text:p>
          </table:table-cell>
          <table:table-cell office:value-type="float" office:value="886803" table:style-name="ce32">
            <text:p>886.803</text:p>
          </table:table-cell>
          <table:table-cell office:value-type="percentage" office:value="0.95309351311788848" table:style-name="ce33">
            <text:p>95,3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7533" table:style-name="ce32">
            <text:p>897.533</text:p>
          </table:table-cell>
          <table:table-cell office:value-type="percentage" office:value="0.82860392526867477" table:style-name="ce33">
            <text:p>82,9%</text:p>
          </table:table-cell>
          <table:table-cell office:value-type="float" office:value="891859" table:style-name="ce32">
            <text:p>891.859</text:p>
          </table:table-cell>
          <table:table-cell office:value-type="percentage" office:value="0.82336567924098059" table:style-name="ce33">
            <text:p>82,3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7222" table:style-name="ce32">
            <text:p>1.747.222</text:p>
          </table:table-cell>
          <table:table-cell office:value-type="percentage" office:value="0.8592135875207092" table:style-name="ce33">
            <text:p>85,9%</text:p>
          </table:table-cell>
          <table:table-cell office:value-type="float" office:value="1714819" table:style-name="ce32">
            <text:p>1.714.819</text:p>
          </table:table-cell>
          <table:table-cell office:value-type="percentage" office:value="0.84327909386367339" table:style-name="ce33">
            <text:p>84,3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957" table:style-name="ce32">
            <text:p>494.957</text:p>
          </table:table-cell>
          <table:table-cell office:value-type="percentage" office:value="0.93908686264614027" table:style-name="ce33">
            <text:p>93,9%</text:p>
          </table:table-cell>
          <table:table-cell office:value-type="float" office:value="496596" table:style-name="ce32">
            <text:p>496.596</text:p>
          </table:table-cell>
          <table:table-cell office:value-type="percentage" office:value="0.9421965537261271" table:style-name="ce33">
            <text:p>94,2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9110" table:style-name="ce32">
            <text:p>2.049.110</text:p>
          </table:table-cell>
          <table:table-cell office:value-type="percentage" office:value="0.94335609573744705" table:style-name="ce33">
            <text:p>94,3%</text:p>
          </table:table-cell>
          <table:table-cell office:value-type="float" office:value="2040894" table:style-name="ce32">
            <text:p>2.040.894</text:p>
          </table:table-cell>
          <table:table-cell office:value-type="percentage" office:value="0.93957366644737539" table:style-name="ce33">
            <text:p>94,0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2962" table:style-name="ce32">
            <text:p>1.662.962</text:p>
          </table:table-cell>
          <table:table-cell office:value-type="percentage" office:value="0.91568662648492749" table:style-name="ce33">
            <text:p>91,6%</text:p>
          </table:table-cell>
          <table:table-cell office:value-type="float" office:value="1640815" table:style-name="ce32">
            <text:p>1.640.815</text:p>
          </table:table-cell>
          <table:table-cell office:value-type="percentage" office:value="0.90349169255573258" table:style-name="ce33">
            <text:p>90,3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56750" table:style-name="ce32">
            <text:p>6.256.750</text:p>
          </table:table-cell>
          <table:table-cell office:value-type="percentage" office:value="0.92249603164890848" table:style-name="ce33">
            <text:p>92,2%</text:p>
          </table:table-cell>
          <table:table-cell office:value-type="float" office:value="6188354" table:style-name="ce32">
            <text:p>6.188.354</text:p>
          </table:table-cell>
          <table:table-cell office:value-type="percentage" office:value="0.91241171653632469" table:style-name="ce33">
            <text:p>91,2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7391" table:style-name="ce32">
            <text:p>4.197.391</text:p>
          </table:table-cell>
          <table:table-cell office:value-type="percentage" office:value="0.93440932888634221" table:style-name="ce33">
            <text:p>93,4%</text:p>
          </table:table-cell>
          <table:table-cell office:value-type="float" office:value="4220464" table:style-name="ce32">
            <text:p>4.220.464</text:p>
          </table:table-cell>
          <table:table-cell office:value-type="percentage" office:value="0.9395457639826662" table:style-name="ce33">
            <text:p>94,0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10228" table:style-name="ce32">
            <text:p>910.228</text:p>
          </table:table-cell>
          <table:table-cell office:value-type="percentage" office:value="0.9582456916063965" table:style-name="ce33">
            <text:p>95,8%</text:p>
          </table:table-cell>
          <table:table-cell office:value-type="float" office:value="907599" table:style-name="ce32">
            <text:p>907.599</text:p>
          </table:table-cell>
          <table:table-cell office:value-type="percentage" office:value="0.95547800271610395" table:style-name="ce33">
            <text:p>95,5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2349" table:style-name="ce32">
            <text:p>2.342.349</text:p>
          </table:table-cell>
          <table:table-cell office:value-type="percentage" office:value="0.95367584819514628" table:style-name="ce33">
            <text:p>95,4%</text:p>
          </table:table-cell>
          <table:table-cell office:value-type="float" office:value="2348779" table:style-name="ce32">
            <text:p>2.348.779</text:p>
          </table:table-cell>
          <table:table-cell office:value-type="percentage" office:value="0.95629379099696388" table:style-name="ce33">
            <text:p>95,6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419" table:style-name="ce32">
            <text:p>269.419</text:p>
          </table:table-cell>
          <table:table-cell office:value-type="percentage" office:value="0.95715488544438487" table:style-name="ce33">
            <text:p>95,7%</text:p>
          </table:table-cell>
          <table:table-cell office:value-type="float" office:value="274078" table:style-name="ce32">
            <text:p>274.078</text:p>
          </table:table-cell>
          <table:table-cell office:value-type="percentage" office:value="0.97370674188838247" table:style-name="ce33">
            <text:p>97,4%</text:p>
          </table:table-cell>
          <table:table-cell office:value-type="date" office:date-value="2022-07-12T00:00:00" table:style-name="ce34">
            <text:p>12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0729" table:style-name="ce32">
            <text:p>5.520.729</text:p>
          </table:table-cell>
          <table:table-cell office:value-type="percentage" office:value="0.92460459950144935" table:style-name="ce33">
            <text:p>92,5%</text:p>
          </table:table-cell>
          <table:table-cell office:value-type="float" office:value="5527528" table:style-name="ce32">
            <text:p>5.527.528</text:p>
          </table:table-cell>
          <table:table-cell office:value-type="percentage" office:value="0.92574328728561883" table:style-name="ce33">
            <text:p>92,6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2316" table:style-name="ce32">
            <text:p>1.232.316</text:p>
          </table:table-cell>
          <table:table-cell office:value-type="percentage" office:value="0.93526328651638491" table:style-name="ce33">
            <text:p>93,5%</text:p>
          </table:table-cell>
          <table:table-cell office:value-type="float" office:value="1237298" table:style-name="ce32">
            <text:p>1.237.298</text:p>
          </table:table-cell>
          <table:table-cell office:value-type="percentage" office:value="0.93904436352376341" table:style-name="ce33">
            <text:p>93,9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40161" table:style-name="ce32">
            <text:p>540.161</text:p>
          </table:table-cell>
          <table:table-cell office:value-type="percentage" office:value="0.93103275913777594" table:style-name="ce33">
            <text:p>93,1%</text:p>
          </table:table-cell>
          <table:table-cell office:value-type="float" office:value="540888" table:style-name="ce32">
            <text:p>540.888</text:p>
          </table:table-cell>
          <table:table-cell office:value-type="percentage" office:value="0.93228583149193178" table:style-name="ce33">
            <text:p>93,2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5536" table:style-name="ce32">
            <text:p>1.865.536</text:p>
          </table:table-cell>
          <table:table-cell office:value-type="percentage" office:value="0.95411488947977574" table:style-name="ce33">
            <text:p>95,4%</text:p>
          </table:table-cell>
          <table:table-cell office:value-type="float" office:value="1854110" table:style-name="ce32">
            <text:p>1.854.110</text:p>
          </table:table-cell>
          <table:table-cell office:value-type="percentage" office:value="0.94827114445036009" table:style-name="ce33">
            <text:p>94,8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5277" table:style-name="ce32">
            <text:p>65.277</text:p>
          </table:table-cell>
          <table:table-cell office:value-type="percentage" office:value="0.91901899224260508" table:style-name="ce33">
            <text:p>91,9%</text:p>
          </table:table-cell>
          <table:table-cell office:value-type="float" office:value="63522" table:style-name="ce32">
            <text:p>63.522</text:p>
          </table:table-cell>
          <table:table-cell office:value-type="percentage" office:value="0.8943107744723986" table:style-name="ce33">
            <text:p>89,4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3041" table:style-name="ce32">
            <text:p>63.041</text:p>
          </table:table-cell>
          <table:table-cell office:value-type="percentage" office:value="0.92346116661295519" table:style-name="ce33">
            <text:p>92,3%</text:p>
          </table:table-cell>
          <table:table-cell office:value-type="float" office:value="61382" table:style-name="ce32">
            <text:p>61.382</text:p>
          </table:table-cell>
          <table:table-cell office:value-type="percentage" office:value="0.89915917147628399" table:style-name="ce33">
            <text:p>89,9%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148" table:style-name="ce32">
            <text:p>95.148</text:p>
          </table:table-cell>
          <table:table-cell office:value-type="string" table:style-name="ce33">
            <text:p>-</text:p>
          </table:table-cell>
          <table:table-cell office:value-type="float" office:value="94862" table:style-name="ce32">
            <text:p>94.862</text:p>
          </table:table-cell>
          <table:table-cell office:value-type="string" table:style-name="ce33">
            <text:p>-</text:p>
          </table:table-cell>
          <table:table-cell office:value-type="date" office:date-value="2022-07-13T00:00:00" table:style-name="ce34">
            <text:p>13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123" table:style-name="ce32">
            <text:p>8.123</text:p>
          </table:table-cell>
          <table:table-cell office:value-type="string" table:style-name="ce33">
            <text:p>-</text:p>
          </table:table-cell>
          <table:table-cell office:value-type="float" office:value="8127" table:style-name="ce32">
            <text:p>8.127</text:p>
          </table:table-cell>
          <table:table-cell office:value-type="string" table:style-name="ce33">
            <text:p>-</text:p>
          </table:table-cell>
          <table:table-cell office:value-type="date" office:date-value="2022-07-08T00:00:00" table:style-name="ce34">
            <text:p>08/07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247940" table:style-name="ce35">
            <text:p>39.247.940</text:p>
          </table:table-cell>
          <table:table-cell office:value-type="percentage" office:value="0.93037594636941501" table:style-name="ce36">
            <text:p>93,0%</text:p>
          </table:table-cell>
          <table:table-cell office:value-type="float" office:value="39120199" table:style-name="ce35">
            <text:p>39.120.199</text:p>
          </table:table-cell>
          <table:table-cell office:value-type="percentage" office:value="0.92734783447958902" table:style-name="ce36">
            <text:p>92,7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619" table:style-name="ce45">
            <text:p>435.619</text:p>
          </table:table-cell>
          <table:table-cell office:value-type="percentage" office:value="1" table:style-name="ce46">
            <text:p>100,0%</text:p>
          </table:table-cell>
          <table:table-cell office:value-type="float" office:value="656712" table:style-name="ce45">
            <text:p>656.712</text:p>
          </table:table-cell>
          <table:table-cell office:value-type="percentage" office:value="1" table:style-name="ce46">
            <text:p>100,0%</text:p>
          </table:table-cell>
          <table:table-cell office:value-type="float" office:value="937849" table:style-name="ce45">
            <text:p>937.849</text:p>
          </table:table-cell>
          <table:table-cell office:value-type="percentage" office:value="0.97873159756175199" table:style-name="ce46">
            <text:p>97,9%</text:p>
          </table:table-cell>
          <table:table-cell office:value-type="float" office:value="1230100" table:style-name="ce45">
            <text:p>1.230.100</text:p>
          </table:table-cell>
          <table:table-cell office:value-type="percentage" office:value="0.95534995196456018" table:style-name="ce46">
            <text:p>95,5%</text:p>
          </table:table-cell>
          <table:table-cell office:value-type="float" office:value="1278214" table:style-name="ce45">
            <text:p>1.278.214</text:p>
          </table:table-cell>
          <table:table-cell office:value-type="percentage" office:value="0.92334086522347181" table:style-name="ce46">
            <text:p>92,3%</text:p>
          </table:table-cell>
          <table:table-cell office:value-type="float" office:value="969615" table:style-name="ce45">
            <text:p>969.615</text:p>
          </table:table-cell>
          <table:table-cell office:value-type="percentage" office:value="0.88004970170806507" table:style-name="ce46">
            <text:p>88,0%</text:p>
          </table:table-cell>
          <table:table-cell office:value-type="float" office:value="813838" table:style-name="ce45">
            <text:p>813.838</text:p>
          </table:table-cell>
          <table:table-cell office:value-type="percentage" office:value="0.87876844269375631" table:style-name="ce46">
            <text:p>87,9%</text:p>
          </table:table-cell>
          <table:table-cell office:value-type="float" office:value="723632" table:style-name="ce45">
            <text:p>723.632</text:p>
          </table:table-cell>
          <table:table-cell office:value-type="percentage" office:value="0.93632107819669119" table:style-name="ce46">
            <text:p>93,6%</text:p>
          </table:table-cell>
          <table:table-cell office:value-type="float" office:value="7045579" table:style-name="ce45">
            <text:p>7.045.579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840893819330173" table:style-name="ce46">
            <text:p>93,8%</text:p>
          </table:table-cell>
          <table:table-cell office:value-type="percentage" office:value="0.82867550898783227" table:style-name="ce46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735" table:style-name="ce48">
            <text:p>101.735</text:p>
          </table:table-cell>
          <table:table-cell office:value-type="percentage" office:value="1" table:style-name="ce49">
            <text:p>100,0%</text:p>
          </table:table-cell>
          <table:table-cell office:value-type="float" office:value="119910" table:style-name="ce48">
            <text:p>119.910</text:p>
          </table:table-cell>
          <table:table-cell office:value-type="percentage" office:value="1" table:style-name="ce49">
            <text:p>100,0%</text:p>
          </table:table-cell>
          <table:table-cell office:value-type="float" office:value="156113" table:style-name="ce48">
            <text:p>156.113</text:p>
          </table:table-cell>
          <table:table-cell office:value-type="percentage" office:value="0.96778253053127516" table:style-name="ce49">
            <text:p>96,8%</text:p>
          </table:table-cell>
          <table:table-cell office:value-type="float" office:value="188675" table:style-name="ce48">
            <text:p>188.675</text:p>
          </table:table-cell>
          <table:table-cell office:value-type="percentage" office:value="0.93882171468378361" table:style-name="ce49">
            <text:p>93,9%</text:p>
          </table:table-cell>
          <table:table-cell office:value-type="float" office:value="192559" table:style-name="ce48">
            <text:p>192.559</text:p>
          </table:table-cell>
          <table:table-cell office:value-type="percentage" office:value="0.90133731516544424" table:style-name="ce49">
            <text:p>90,1%</text:p>
          </table:table-cell>
          <table:table-cell office:value-type="float" office:value="132252" table:style-name="ce48">
            <text:p>132.252</text:p>
          </table:table-cell>
          <table:table-cell office:value-type="percentage" office:value="0.83556779843060947" table:style-name="ce49">
            <text:p>83,6%</text:p>
          </table:table-cell>
          <table:table-cell office:value-type="float" office:value="111083" table:style-name="ce48">
            <text:p>111.083</text:p>
          </table:table-cell>
          <table:table-cell office:value-type="percentage" office:value="0.84927139558708853" table:style-name="ce49">
            <text:p>84,9%</text:p>
          </table:table-cell>
          <table:table-cell office:value-type="float" office:value="95704" table:style-name="ce48">
            <text:p>95.704</text:p>
          </table:table-cell>
          <table:table-cell office:value-type="percentage" office:value="0.8941207246092473" table:style-name="ce49">
            <text:p>89,4%</text:p>
          </table:table-cell>
          <table:table-cell office:value-type="float" office:value="1098031" table:style-name="ce48">
            <text:p>1.098.031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317438591299206" table:style-name="ce49">
            <text:p>92,3%</text:p>
          </table:table-cell>
          <table:table-cell office:value-type="percentage" office:value="0.82488451567198773" table:style-name="ce49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312" table:style-name="ce48">
            <text:p>89.312</text:p>
          </table:table-cell>
          <table:table-cell office:value-type="percentage" office:value="1" table:style-name="ce49">
            <text:p>100,0%</text:p>
          </table:table-cell>
          <table:table-cell office:value-type="float" office:value="114851" table:style-name="ce48">
            <text:p>114.851</text:p>
          </table:table-cell>
          <table:table-cell office:value-type="percentage" office:value="1" table:style-name="ce49">
            <text:p>100,0%</text:p>
          </table:table-cell>
          <table:table-cell office:value-type="float" office:value="149262" table:style-name="ce48">
            <text:p>149.262</text:p>
          </table:table-cell>
          <table:table-cell office:value-type="percentage" office:value="0.98205145075333899" table:style-name="ce49">
            <text:p>98,2%</text:p>
          </table:table-cell>
          <table:table-cell office:value-type="float" office:value="154539" table:style-name="ce48">
            <text:p>154.539</text:p>
          </table:table-cell>
          <table:table-cell office:value-type="percentage" office:value="0.95345594541068468" table:style-name="ce49">
            <text:p>95,3%</text:p>
          </table:table-cell>
          <table:table-cell office:value-type="float" office:value="152686" table:style-name="ce48">
            <text:p>152.686</text:p>
          </table:table-cell>
          <table:table-cell office:value-type="percentage" office:value="0.92023866923818709" table:style-name="ce49">
            <text:p>92,0%</text:p>
          </table:table-cell>
          <table:table-cell office:value-type="float" office:value="93251" table:style-name="ce48">
            <text:p>93.251</text:p>
          </table:table-cell>
          <table:table-cell office:value-type="percentage" office:value="0.85873599101214648" table:style-name="ce49">
            <text:p>85,9%</text:p>
          </table:table-cell>
          <table:table-cell office:value-type="float" office:value="69019" table:style-name="ce48">
            <text:p>69.019</text:p>
          </table:table-cell>
          <table:table-cell office:value-type="percentage" office:value="0.87099013149592386" table:style-name="ce49">
            <text:p>87,1%</text:p>
          </table:table-cell>
          <table:table-cell office:value-type="float" office:value="63158" table:style-name="ce48">
            <text:p>63.158</text:p>
          </table:table-cell>
          <table:table-cell office:value-type="percentage" office:value="0.96784969964447709" table:style-name="ce49">
            <text:p>96,8%</text:p>
          </table:table-cell>
          <table:table-cell office:value-type="float" office:value="886078" table:style-name="ce48">
            <text:p>886.078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231431774190256" table:style-name="ce49">
            <text:p>95,2%</text:p>
          </table:table-cell>
          <table:table-cell office:value-type="percentage" office:value="0.87480266840690346" table:style-name="ce49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70" table:style-name="ce48">
            <text:p>51.870</text:p>
          </table:table-cell>
          <table:table-cell office:value-type="percentage" office:value="0.96712844703820411" table:style-name="ce49">
            <text:p>96,7%</text:p>
          </table:table-cell>
          <table:table-cell office:value-type="float" office:value="79967" table:style-name="ce48">
            <text:p>79.967</text:p>
          </table:table-cell>
          <table:table-cell office:value-type="percentage" office:value="0.91669532521723185" table:style-name="ce49">
            <text:p>91,7%</text:p>
          </table:table-cell>
          <table:table-cell office:value-type="float" office:value="112248" table:style-name="ce48">
            <text:p>112.248</text:p>
          </table:table-cell>
          <table:table-cell office:value-type="percentage" office:value="0.8811159168871131" table:style-name="ce49">
            <text:p>88,1%</text:p>
          </table:table-cell>
          <table:table-cell office:value-type="float" office:value="153794" table:style-name="ce48">
            <text:p>153.794</text:p>
          </table:table-cell>
          <table:table-cell office:value-type="percentage" office:value="0.86640602113707554" table:style-name="ce49">
            <text:p>86,6%</text:p>
          </table:table-cell>
          <table:table-cell office:value-type="float" office:value="174054" table:style-name="ce48">
            <text:p>174.054</text:p>
          </table:table-cell>
          <table:table-cell office:value-type="percentage" office:value="0.8034880875991931" table:style-name="ce49">
            <text:p>80,3%</text:p>
          </table:table-cell>
          <table:table-cell office:value-type="float" office:value="135681" table:style-name="ce48">
            <text:p>135.681</text:p>
          </table:table-cell>
          <table:table-cell office:value-type="percentage" office:value="0.73720843045526419" table:style-name="ce49">
            <text:p>73,7%</text:p>
          </table:table-cell>
          <table:table-cell office:value-type="float" office:value="105102" table:style-name="ce48">
            <text:p>105.102</text:p>
          </table:table-cell>
          <table:table-cell office:value-type="percentage" office:value="0.76597698468803976" table:style-name="ce49">
            <text:p>76,6%</text:p>
          </table:table-cell>
          <table:table-cell office:value-type="float" office:value="84817" table:style-name="ce48">
            <text:p>84.817</text:p>
          </table:table-cell>
          <table:table-cell office:value-type="percentage" office:value="0.85212385468574181" table:style-name="ce49">
            <text:p>85,2%</text:p>
          </table:table-cell>
          <table:table-cell office:value-type="float" office:value="897533" table:style-name="ce48">
            <text:p>897.533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860392526867477" table:style-name="ce49">
            <text:p>82,9%</text:p>
          </table:table-cell>
          <table:table-cell office:value-type="percentage" office:value="0.73581849111516473" table:style-name="ce49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95" table:style-name="ce48">
            <text:p>94.895</text:p>
          </table:table-cell>
          <table:table-cell office:value-type="percentage" office:value="0.9455271915665292" table:style-name="ce49">
            <text:p>94,6%</text:p>
          </table:table-cell>
          <table:table-cell office:value-type="float" office:value="156276" table:style-name="ce48">
            <text:p>156.276</text:p>
          </table:table-cell>
          <table:table-cell office:value-type="percentage" office:value="0.93329192694958374" table:style-name="ce49">
            <text:p>93,3%</text:p>
          </table:table-cell>
          <table:table-cell office:value-type="float" office:value="229588" table:style-name="ce48">
            <text:p>229.588</text:p>
          </table:table-cell>
          <table:table-cell office:value-type="percentage" office:value="0.91267516050167952" table:style-name="ce49">
            <text:p>91,3%</text:p>
          </table:table-cell>
          <table:table-cell office:value-type="float" office:value="326198" table:style-name="ce48">
            <text:p>326.198</text:p>
          </table:table-cell>
          <table:table-cell office:value-type="percentage" office:value="0.88581305482461503" table:style-name="ce49">
            <text:p>88,6%</text:p>
          </table:table-cell>
          <table:table-cell office:value-type="float" office:value="325428" table:style-name="ce48">
            <text:p>325.428</text:p>
          </table:table-cell>
          <table:table-cell office:value-type="percentage" office:value="0.82573933342637118" table:style-name="ce49">
            <text:p>82,6%</text:p>
          </table:table-cell>
          <table:table-cell office:value-type="float" office:value="240027" table:style-name="ce48">
            <text:p>240.027</text:p>
          </table:table-cell>
          <table:table-cell office:value-type="percentage" office:value="0.76719767820956208" table:style-name="ce49">
            <text:p>76,7%</text:p>
          </table:table-cell>
          <table:table-cell office:value-type="float" office:value="201782" table:style-name="ce48">
            <text:p>201.782</text:p>
          </table:table-cell>
          <table:table-cell office:value-type="percentage" office:value="0.79232421437855116" table:style-name="ce49">
            <text:p>79,2%</text:p>
          </table:table-cell>
          <table:table-cell office:value-type="float" office:value="173028" table:style-name="ce48">
            <text:p>173.028</text:p>
          </table:table-cell>
          <table:table-cell office:value-type="percentage" office:value="0.93901717634927961" table:style-name="ce49">
            <text:p>93,9%</text:p>
          </table:table-cell>
          <table:table-cell office:value-type="float" office:value="1747222" table:style-name="ce48">
            <text:p>1.747.222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92135875207092" table:style-name="ce49">
            <text:p>85,9%</text:p>
          </table:table-cell>
          <table:table-cell office:value-type="percentage" office:value="0.77849141562728763" table:style-name="ce49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98" table:style-name="ce48">
            <text:p>42.598</text:p>
          </table:table-cell>
          <table:table-cell office:value-type="percentage" office:value="1" table:style-name="ce49">
            <text:p>100,0%</text:p>
          </table:table-cell>
          <table:table-cell office:value-type="float" office:value="56231" table:style-name="ce48">
            <text:p>56.231</text:p>
          </table:table-cell>
          <table:table-cell office:value-type="percentage" office:value="1" table:style-name="ce49">
            <text:p>100,0%</text:p>
          </table:table-cell>
          <table:table-cell office:value-type="float" office:value="77314" table:style-name="ce48">
            <text:p>77.314</text:p>
          </table:table-cell>
          <table:table-cell office:value-type="percentage" office:value="0.97548481522136843" table:style-name="ce49">
            <text:p>97,5%</text:p>
          </table:table-cell>
          <table:table-cell office:value-type="float" office:value="85245" table:style-name="ce48">
            <text:p>85.245</text:p>
          </table:table-cell>
          <table:table-cell office:value-type="percentage" office:value="0.93706716499945042" table:style-name="ce49">
            <text:p>93,7%</text:p>
          </table:table-cell>
          <table:table-cell office:value-type="float" office:value="89571" table:style-name="ce48">
            <text:p>89.571</text:p>
          </table:table-cell>
          <table:table-cell office:value-type="percentage" office:value="0.91975232579631572" table:style-name="ce49">
            <text:p>92,0%</text:p>
          </table:table-cell>
          <table:table-cell office:value-type="float" office:value="57017" table:style-name="ce48">
            <text:p>57.017</text:p>
          </table:table-cell>
          <table:table-cell office:value-type="percentage" office:value="0.8489978855832514" table:style-name="ce49">
            <text:p>84,9%</text:p>
          </table:table-cell>
          <table:table-cell office:value-type="float" office:value="43608" table:style-name="ce48">
            <text:p>43.608</text:p>
          </table:table-cell>
          <table:table-cell office:value-type="percentage" office:value="0.85719340318046899" table:style-name="ce49">
            <text:p>85,7%</text:p>
          </table:table-cell>
          <table:table-cell office:value-type="float" office:value="43373" table:style-name="ce48">
            <text:p>43.373</text:p>
          </table:table-cell>
          <table:table-cell office:value-type="percentage" office:value="0.95782081575867328" table:style-name="ce49">
            <text:p>95,8%</text:p>
          </table:table-cell>
          <table:table-cell office:value-type="float" office:value="494957" table:style-name="ce48">
            <text:p>494.957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908686264614027" table:style-name="ce49">
            <text:p>93,9%</text:p>
          </table:table-cell>
          <table:table-cell office:value-type="percentage" office:value="0.84803008626671583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77" table:style-name="ce48">
            <text:p>230.077</text:p>
          </table:table-cell>
          <table:table-cell office:value-type="percentage" office:value="1" table:style-name="ce49">
            <text:p>100,0%</text:p>
          </table:table-cell>
          <table:table-cell office:value-type="float" office:value="252375" table:style-name="ce48">
            <text:p>252.375</text:p>
          </table:table-cell>
          <table:table-cell office:value-type="percentage" office:value="1" table:style-name="ce49">
            <text:p>100,0%</text:p>
          </table:table-cell>
          <table:table-cell office:value-type="float" office:value="324727" table:style-name="ce48">
            <text:p>324.727</text:p>
          </table:table-cell>
          <table:table-cell office:value-type="percentage" office:value="0.99231152385230548" table:style-name="ce49">
            <text:p>99,2%</text:p>
          </table:table-cell>
          <table:table-cell office:value-type="float" office:value="358031" table:style-name="ce48">
            <text:p>358.031</text:p>
          </table:table-cell>
          <table:table-cell office:value-type="percentage" office:value="0.93921348992531539" table:style-name="ce49">
            <text:p>93,9%</text:p>
          </table:table-cell>
          <table:table-cell office:value-type="float" office:value="326465" table:style-name="ce48">
            <text:p>326.465</text:p>
          </table:table-cell>
          <table:table-cell office:value-type="percentage" office:value="0.90633866552656561" table:style-name="ce49">
            <text:p>90,6%</text:p>
          </table:table-cell>
          <table:table-cell office:value-type="float" office:value="219324" table:style-name="ce48">
            <text:p>219.324</text:p>
          </table:table-cell>
          <table:table-cell office:value-type="percentage" office:value="0.84713134699616066" table:style-name="ce49">
            <text:p>84,7%</text:p>
          </table:table-cell>
          <table:table-cell office:value-type="float" office:value="181544" table:style-name="ce48">
            <text:p>181.544</text:p>
          </table:table-cell>
          <table:table-cell office:value-type="percentage" office:value="0.85723324786688004" table:style-name="ce49">
            <text:p>85,7%</text:p>
          </table:table-cell>
          <table:table-cell office:value-type="float" office:value="156567" table:style-name="ce48">
            <text:p>156.567</text:p>
          </table:table-cell>
          <table:table-cell office:value-type="percentage" office:value="0.93084935611600617" table:style-name="ce49">
            <text:p>93,1%</text:p>
          </table:table-cell>
          <table:table-cell office:value-type="float" office:value="2049110" table:style-name="ce48">
            <text:p>2.049.110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335609573744705" table:style-name="ce49">
            <text:p>94,3%</text:p>
          </table:table-cell>
          <table:table-cell office:value-type="percentage" office:value="0.85857199780948101" table:style-name="ce49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141" table:style-name="ce48">
            <text:p>139.141</text:p>
          </table:table-cell>
          <table:table-cell office:value-type="percentage" office:value="1" table:style-name="ce49">
            <text:p>100,0%</text:p>
          </table:table-cell>
          <table:table-cell office:value-type="float" office:value="159620" table:style-name="ce48">
            <text:p>159.620</text:p>
          </table:table-cell>
          <table:table-cell office:value-type="percentage" office:value="1" table:style-name="ce49">
            <text:p>100,0%</text:p>
          </table:table-cell>
          <table:table-cell office:value-type="float" office:value="225726" table:style-name="ce48">
            <text:p>225.726</text:p>
          </table:table-cell>
          <table:table-cell office:value-type="percentage" office:value="0.98990474853965305" table:style-name="ce49">
            <text:p>99,0%</text:p>
          </table:table-cell>
          <table:table-cell office:value-type="float" office:value="290535" table:style-name="ce48">
            <text:p>290.535</text:p>
          </table:table-cell>
          <table:table-cell office:value-type="percentage" office:value="0.93297517396847218" table:style-name="ce49">
            <text:p>93,3%</text:p>
          </table:table-cell>
          <table:table-cell office:value-type="float" office:value="292684" table:style-name="ce48">
            <text:p>292.684</text:p>
          </table:table-cell>
          <table:table-cell office:value-type="percentage" office:value="0.88509469851609257" table:style-name="ce49">
            <text:p>88,5%</text:p>
          </table:table-cell>
          <table:table-cell office:value-type="float" office:value="213052" table:style-name="ce48">
            <text:p>213.052</text:p>
          </table:table-cell>
          <table:table-cell office:value-type="percentage" office:value="0.82658069221845887" table:style-name="ce49">
            <text:p>82,7%</text:p>
          </table:table-cell>
          <table:table-cell office:value-type="float" office:value="181521" table:style-name="ce48">
            <text:p>181.521</text:p>
          </table:table-cell>
          <table:table-cell office:value-type="percentage" office:value="0.82889329290567693" table:style-name="ce49">
            <text:p>82,9%</text:p>
          </table:table-cell>
          <table:table-cell office:value-type="float" office:value="160683" table:style-name="ce48">
            <text:p>160.683</text:p>
          </table:table-cell>
          <table:table-cell office:value-type="percentage" office:value="0.90364759076798484" table:style-name="ce49">
            <text:p>90,4%</text:p>
          </table:table-cell>
          <table:table-cell office:value-type="float" office:value="1662962" table:style-name="ce48">
            <text:p>1.662.962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568662648492749" table:style-name="ce49">
            <text:p>91,6%</text:p>
          </table:table-cell>
          <table:table-cell office:value-type="percentage" office:value="0.81173315578603733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345" table:style-name="ce48">
            <text:p>461.345</text:p>
          </table:table-cell>
          <table:table-cell office:value-type="percentage" office:value="1" table:style-name="ce49">
            <text:p>100,0%</text:p>
          </table:table-cell>
          <table:table-cell office:value-type="float" office:value="622343" table:style-name="ce48">
            <text:p>622.343</text:p>
          </table:table-cell>
          <table:table-cell office:value-type="percentage" office:value="0.97893307913976868" table:style-name="ce49">
            <text:p>97,9%</text:p>
          </table:table-cell>
          <table:table-cell office:value-type="float" office:value="810494" table:style-name="ce48">
            <text:p>810.494</text:p>
          </table:table-cell>
          <table:table-cell office:value-type="percentage" office:value="0.95074394358134584" table:style-name="ce49">
            <text:p>95,1%</text:p>
          </table:table-cell>
          <table:table-cell office:value-type="float" office:value="1045642" table:style-name="ce48">
            <text:p>1.045.642</text:p>
          </table:table-cell>
          <table:table-cell office:value-type="percentage" office:value="0.95283492542835302" table:style-name="ce49">
            <text:p>95,3%</text:p>
          </table:table-cell>
          <table:table-cell office:value-type="float" office:value="1168017" table:style-name="ce48">
            <text:p>1.168.017</text:p>
          </table:table-cell>
          <table:table-cell office:value-type="percentage" office:value="0.91571111616347711" table:style-name="ce49">
            <text:p>91,6%</text:p>
          </table:table-cell>
          <table:table-cell office:value-type="float" office:value="835622" table:style-name="ce48">
            <text:p>835.622</text:p>
          </table:table-cell>
          <table:table-cell office:value-type="percentage" office:value="0.86447113056936076" table:style-name="ce49">
            <text:p>86,4%</text:p>
          </table:table-cell>
          <table:table-cell office:value-type="float" office:value="702504" table:style-name="ce48">
            <text:p>702.504</text:p>
          </table:table-cell>
          <table:table-cell office:value-type="percentage" office:value="0.84736125367740633" table:style-name="ce49">
            <text:p>84,7%</text:p>
          </table:table-cell>
          <table:table-cell office:value-type="float" office:value="610783" table:style-name="ce48">
            <text:p>610.783</text:p>
          </table:table-cell>
          <table:table-cell office:value-type="percentage" office:value="0.90976565583745306" table:style-name="ce49">
            <text:p>91,0%</text:p>
          </table:table-cell>
          <table:table-cell office:value-type="float" office:value="6256750" table:style-name="ce48">
            <text:p>6.256.750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249603164890848" table:style-name="ce49">
            <text:p>92,2%</text:p>
          </table:table-cell>
          <table:table-cell office:value-type="percentage" office:value="0.81560991405185046" table:style-name="ce49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176" table:style-name="ce48">
            <text:p>299.176</text:p>
          </table:table-cell>
          <table:table-cell office:value-type="percentage" office:value="1" table:style-name="ce49">
            <text:p>100,0%</text:p>
          </table:table-cell>
          <table:table-cell office:value-type="float" office:value="437954" table:style-name="ce48">
            <text:p>437.954</text:p>
          </table:table-cell>
          <table:table-cell office:value-type="percentage" office:value="0.99585698173615655" table:style-name="ce49">
            <text:p>99,6%</text:p>
          </table:table-cell>
          <table:table-cell office:value-type="float" office:value="576971" table:style-name="ce48">
            <text:p>576.971</text:p>
          </table:table-cell>
          <table:table-cell office:value-type="percentage" office:value="0.96622400107177542" table:style-name="ce49">
            <text:p>96,6%</text:p>
          </table:table-cell>
          <table:table-cell office:value-type="float" office:value="724297" table:style-name="ce48">
            <text:p>724.297</text:p>
          </table:table-cell>
          <table:table-cell office:value-type="percentage" office:value="0.95015190949447459" table:style-name="ce49">
            <text:p>95,0%</text:p>
          </table:table-cell>
          <table:table-cell office:value-type="float" office:value="768598" table:style-name="ce48">
            <text:p>768.598</text:p>
          </table:table-cell>
          <table:table-cell office:value-type="percentage" office:value="0.91421074479941666" table:style-name="ce49">
            <text:p>91,4%</text:p>
          </table:table-cell>
          <table:table-cell office:value-type="float" office:value="531822" table:style-name="ce48">
            <text:p>531.822</text:p>
          </table:table-cell>
          <table:table-cell office:value-type="percentage" office:value="0.86627106745004645" table:style-name="ce49">
            <text:p>86,6%</text:p>
          </table:table-cell>
          <table:table-cell office:value-type="float" office:value="450082" table:style-name="ce48">
            <text:p>450.082</text:p>
          </table:table-cell>
          <table:table-cell office:value-type="percentage" office:value="0.87774122272428545" table:style-name="ce49">
            <text:p>87,8%</text:p>
          </table:table-cell>
          <table:table-cell office:value-type="float" office:value="408491" table:style-name="ce48">
            <text:p>408.491</text:p>
          </table:table-cell>
          <table:table-cell office:value-type="percentage" office:value="0.94390078771815911" table:style-name="ce49">
            <text:p>94,4%</text:p>
          </table:table-cell>
          <table:table-cell office:value-type="float" office:value="4197391" table:style-name="ce48">
            <text:p>4.197.391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440932888634221" table:style-name="ce49">
            <text:p>93,4%</text:p>
          </table:table-cell>
          <table:table-cell office:value-type="percentage" office:value="0.83165317527384841" table:style-name="ce49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49" table:style-name="ce48">
            <text:p>78.449</text:p>
          </table:table-cell>
          <table:table-cell office:value-type="percentage" office:value="1" table:style-name="ce49">
            <text:p>100,0%</text:p>
          </table:table-cell>
          <table:table-cell office:value-type="float" office:value="96174" table:style-name="ce48">
            <text:p>96.174</text:p>
          </table:table-cell>
          <table:table-cell office:value-type="percentage" office:value="1" table:style-name="ce49">
            <text:p>100,0%</text:p>
          </table:table-cell>
          <table:table-cell office:value-type="float" office:value="133505" table:style-name="ce48">
            <text:p>133.505</text:p>
          </table:table-cell>
          <table:table-cell office:value-type="percentage" office:value="1" table:style-name="ce49">
            <text:p>100,0%</text:p>
          </table:table-cell>
          <table:table-cell office:value-type="float" office:value="162396" table:style-name="ce48">
            <text:p>162.396</text:p>
          </table:table-cell>
          <table:table-cell office:value-type="percentage" office:value="0.96691336266693662" table:style-name="ce49">
            <text:p>96,7%</text:p>
          </table:table-cell>
          <table:table-cell office:value-type="float" office:value="147447" table:style-name="ce48">
            <text:p>147.447</text:p>
          </table:table-cell>
          <table:table-cell office:value-type="percentage" office:value="0.93595749542961604" table:style-name="ce49">
            <text:p>93,6%</text:p>
          </table:table-cell>
          <table:table-cell office:value-type="float" office:value="114969" table:style-name="ce48">
            <text:p>114.969</text:p>
          </table:table-cell>
          <table:table-cell office:value-type="percentage" office:value="0.88545308913910759" table:style-name="ce49">
            <text:p>88,5%</text:p>
          </table:table-cell>
          <table:table-cell office:value-type="float" office:value="95805" table:style-name="ce48">
            <text:p>95.805</text:p>
          </table:table-cell>
          <table:table-cell office:value-type="percentage" office:value="0.85155458375553306" table:style-name="ce49">
            <text:p>85,2%</text:p>
          </table:table-cell>
          <table:table-cell office:value-type="float" office:value="81483" table:style-name="ce48">
            <text:p>81.483</text:p>
          </table:table-cell>
          <table:table-cell office:value-type="percentage" office:value="0.9506936261069433" table:style-name="ce49">
            <text:p>95,1%</text:p>
          </table:table-cell>
          <table:table-cell office:value-type="float" office:value="910228" table:style-name="ce48">
            <text:p>910.228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82456916063965" table:style-name="ce49">
            <text:p>95,8%</text:p>
          </table:table-cell>
          <table:table-cell office:value-type="percentage" office:value="0.86032973566137583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128" table:style-name="ce48">
            <text:p>243.128</text:p>
          </table:table-cell>
          <table:table-cell office:value-type="percentage" office:value="1" table:style-name="ce49">
            <text:p>100,0%</text:p>
          </table:table-cell>
          <table:table-cell office:value-type="float" office:value="292421" table:style-name="ce48">
            <text:p>292.421</text:p>
          </table:table-cell>
          <table:table-cell office:value-type="percentage" office:value="1" table:style-name="ce49">
            <text:p>100,0%</text:p>
          </table:table-cell>
          <table:table-cell office:value-type="float" office:value="348347" table:style-name="ce48">
            <text:p>348.347</text:p>
          </table:table-cell>
          <table:table-cell office:value-type="percentage" office:value="0.98523896528512356" table:style-name="ce49">
            <text:p>98,5%</text:p>
          </table:table-cell>
          <table:table-cell office:value-type="float" office:value="393988" table:style-name="ce48">
            <text:p>393.988</text:p>
          </table:table-cell>
          <table:table-cell office:value-type="percentage" office:value="0.96282502443792761" table:style-name="ce49">
            <text:p>96,3%</text:p>
          </table:table-cell>
          <table:table-cell office:value-type="float" office:value="412780" table:style-name="ce48">
            <text:p>412.780</text:p>
          </table:table-cell>
          <table:table-cell office:value-type="percentage" office:value="0.93212626767862672" table:style-name="ce49">
            <text:p>93,2%</text:p>
          </table:table-cell>
          <table:table-cell office:value-type="float" office:value="269285" table:style-name="ce48">
            <text:p>269.285</text:p>
          </table:table-cell>
          <table:table-cell office:value-type="percentage" office:value="0.87260772914924922" table:style-name="ce49">
            <text:p>87,3%</text:p>
          </table:table-cell>
          <table:table-cell office:value-type="float" office:value="205099" table:style-name="ce48">
            <text:p>205.099</text:p>
          </table:table-cell>
          <table:table-cell office:value-type="percentage" office:value="0.89033347513912886" table:style-name="ce49">
            <text:p>89,0%</text:p>
          </table:table-cell>
          <table:table-cell office:value-type="float" office:value="177301" table:style-name="ce48">
            <text:p>177.301</text:p>
          </table:table-cell>
          <table:table-cell office:value-type="percentage" office:value="0.96704009948512082" table:style-name="ce49">
            <text:p>96,7%</text:p>
          </table:table-cell>
          <table:table-cell office:value-type="float" office:value="2342349" table:style-name="ce48">
            <text:p>2.342.349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67584819514628" table:style-name="ce49">
            <text:p>95,4%</text:p>
          </table:table-cell>
          <table:table-cell office:value-type="percentage" office:value="0.86854160146777237" table:style-name="ce49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92" table:style-name="ce48">
            <text:p>23.492</text:p>
          </table:table-cell>
          <table:table-cell office:value-type="percentage" office:value="1" table:style-name="ce49">
            <text:p>100,0%</text:p>
          </table:table-cell>
          <table:table-cell office:value-type="float" office:value="28791" table:style-name="ce48">
            <text:p>28.791</text:p>
          </table:table-cell>
          <table:table-cell office:value-type="percentage" office:value="1" table:style-name="ce49">
            <text:p>100,0%</text:p>
          </table:table-cell>
          <table:table-cell office:value-type="float" office:value="38544" table:style-name="ce48">
            <text:p>38.544</text:p>
          </table:table-cell>
          <table:table-cell office:value-type="percentage" office:value="0.9981871859947169" table:style-name="ce49">
            <text:p>99,8%</text:p>
          </table:table-cell>
          <table:table-cell office:value-type="float" office:value="45983" table:style-name="ce48">
            <text:p>45.983</text:p>
          </table:table-cell>
          <table:table-cell office:value-type="percentage" office:value="0.96806315789473685" table:style-name="ce49">
            <text:p>96,8%</text:p>
          </table:table-cell>
          <table:table-cell office:value-type="float" office:value="48554" table:style-name="ce48">
            <text:p>48.554</text:p>
          </table:table-cell>
          <table:table-cell office:value-type="percentage" office:value="0.93871316990178644" table:style-name="ce49">
            <text:p>93,9%</text:p>
          </table:table-cell>
          <table:table-cell office:value-type="float" office:value="32615" table:style-name="ce48">
            <text:p>32.615</text:p>
          </table:table-cell>
          <table:table-cell office:value-type="percentage" office:value="0.88062965763041368" table:style-name="ce49">
            <text:p>88,1%</text:p>
          </table:table-cell>
          <table:table-cell office:value-type="float" office:value="25889" table:style-name="ce48">
            <text:p>25.889</text:p>
          </table:table-cell>
          <table:table-cell office:value-type="percentage" office:value="0.85821786116820264" table:style-name="ce49">
            <text:p>85,8%</text:p>
          </table:table-cell>
          <table:table-cell office:value-type="float" office:value="25551" table:style-name="ce48">
            <text:p>25.551</text:p>
          </table:table-cell>
          <table:table-cell office:value-type="percentage" office:value="0.9832980565710987" table:style-name="ce49">
            <text:p>98,3%</text:p>
          </table:table-cell>
          <table:table-cell office:value-type="float" office:value="269419" table:style-name="ce48">
            <text:p>269.419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715488544438487" table:style-name="ce49">
            <text:p>95,7%</text:p>
          </table:table-cell>
          <table:table-cell office:value-type="percentage" office:value="0.85211717524416786" table:style-name="ce49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073" table:style-name="ce48">
            <text:p>375.073</text:p>
          </table:table-cell>
          <table:table-cell office:value-type="percentage" office:value="1" table:style-name="ce49">
            <text:p>100,0%</text:p>
          </table:table-cell>
          <table:table-cell office:value-type="float" office:value="512888" table:style-name="ce48">
            <text:p>512.888</text:p>
          </table:table-cell>
          <table:table-cell office:value-type="percentage" office:value="0.97312968409069345" table:style-name="ce49">
            <text:p>97,3%</text:p>
          </table:table-cell>
          <table:table-cell office:value-type="float" office:value="694641" table:style-name="ce48">
            <text:p>694.641</text:p>
          </table:table-cell>
          <table:table-cell office:value-type="percentage" office:value="0.9641658500564918" table:style-name="ce49">
            <text:p>96,4%</text:p>
          </table:table-cell>
          <table:table-cell office:value-type="float" office:value="951330" table:style-name="ce48">
            <text:p>951.330</text:p>
          </table:table-cell>
          <table:table-cell office:value-type="percentage" office:value="0.96117337654924073" table:style-name="ce49">
            <text:p>96,1%</text:p>
          </table:table-cell>
          <table:table-cell office:value-type="float" office:value="1054861" table:style-name="ce48">
            <text:p>1.054.861</text:p>
          </table:table-cell>
          <table:table-cell office:value-type="percentage" office:value="0.91248346716745976" table:style-name="ce49">
            <text:p>91,2%</text:p>
          </table:table-cell>
          <table:table-cell office:value-type="float" office:value="783160" table:style-name="ce48">
            <text:p>783.160</text:p>
          </table:table-cell>
          <table:table-cell office:value-type="percentage" office:value="0.86936250893606437" table:style-name="ce49">
            <text:p>86,9%</text:p>
          </table:table-cell>
          <table:table-cell office:value-type="float" office:value="640433" table:style-name="ce48">
            <text:p>640.433</text:p>
          </table:table-cell>
          <table:table-cell office:value-type="percentage" office:value="0.87067759534611189" table:style-name="ce49">
            <text:p>87,1%</text:p>
          </table:table-cell>
          <table:table-cell office:value-type="float" office:value="508343" table:style-name="ce48">
            <text:p>508.343</text:p>
          </table:table-cell>
          <table:table-cell office:value-type="percentage" office:value="0.89067351158145569" table:style-name="ce49">
            <text:p>89,1%</text:p>
          </table:table-cell>
          <table:table-cell office:value-type="float" office:value="5520729" table:style-name="ce48">
            <text:p>5.520.729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60459950144935" table:style-name="ce49">
            <text:p>92,5%</text:p>
          </table:table-cell>
          <table:table-cell office:value-type="percentage" office:value="0.81718021832408994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95" table:style-name="ce48">
            <text:p>72.895</text:p>
          </table:table-cell>
          <table:table-cell office:value-type="percentage" office:value="1" table:style-name="ce49">
            <text:p>100,0%</text:p>
          </table:table-cell>
          <table:table-cell office:value-type="float" office:value="103904" table:style-name="ce48">
            <text:p>103.904</text:p>
          </table:table-cell>
          <table:table-cell office:value-type="percentage" office:value="0.9998267931718019" table:style-name="ce49">
            <text:p>100,0%</text:p>
          </table:table-cell>
          <table:table-cell office:value-type="float" office:value="149927" table:style-name="ce48">
            <text:p>149.927</text:p>
          </table:table-cell>
          <table:table-cell office:value-type="percentage" office:value="0.97646231299783115" table:style-name="ce49">
            <text:p>97,6%</text:p>
          </table:table-cell>
          <table:table-cell office:value-type="float" office:value="210126" table:style-name="ce48">
            <text:p>210.126</text:p>
          </table:table-cell>
          <table:table-cell office:value-type="percentage" office:value="0.96342553747541304" table:style-name="ce49">
            <text:p>96,3%</text:p>
          </table:table-cell>
          <table:table-cell office:value-type="float" office:value="237104" table:style-name="ce48">
            <text:p>237.104</text:p>
          </table:table-cell>
          <table:table-cell office:value-type="percentage" office:value="0.93914476290064486" table:style-name="ce49">
            <text:p>93,9%</text:p>
          </table:table-cell>
          <table:table-cell office:value-type="float" office:value="175200" table:style-name="ce48">
            <text:p>175.200</text:p>
          </table:table-cell>
          <table:table-cell office:value-type="percentage" office:value="0.88007474607432412" table:style-name="ce49">
            <text:p>88,0%</text:p>
          </table:table-cell>
          <table:table-cell office:value-type="float" office:value="150566" table:style-name="ce48">
            <text:p>150.566</text:p>
          </table:table-cell>
          <table:table-cell office:value-type="percentage" office:value="0.86562530542316563" table:style-name="ce49">
            <text:p>86,6%</text:p>
          </table:table-cell>
          <table:table-cell office:value-type="float" office:value="132594" table:style-name="ce48">
            <text:p>132.594</text:p>
          </table:table-cell>
          <table:table-cell office:value-type="percentage" office:value="0.9168695026829673" table:style-name="ce49">
            <text:p>91,7%</text:p>
          </table:table-cell>
          <table:table-cell office:value-type="float" office:value="1232316" table:style-name="ce48">
            <text:p>1.232.316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26328651638491" table:style-name="ce49">
            <text:p>93,5%</text:p>
          </table:table-cell>
          <table:table-cell office:value-type="percentage" office:value="0.81444421826795221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9" table:style-name="ce48">
            <text:p>42.589</text:p>
          </table:table-cell>
          <table:table-cell office:value-type="percentage" office:value="1" table:style-name="ce49">
            <text:p>100,0%</text:p>
          </table:table-cell>
          <table:table-cell office:value-type="float" office:value="56015" table:style-name="ce48">
            <text:p>56.015</text:p>
          </table:table-cell>
          <table:table-cell office:value-type="percentage" office:value="0.98896539548022599" table:style-name="ce49">
            <text:p>98,9%</text:p>
          </table:table-cell>
          <table:table-cell office:value-type="float" office:value="72656" table:style-name="ce48">
            <text:p>72.656</text:p>
          </table:table-cell>
          <table:table-cell office:value-type="percentage" office:value="0.96016915554380866" table:style-name="ce49">
            <text:p>96,0%</text:p>
          </table:table-cell>
          <table:table-cell office:value-type="float" office:value="92579" table:style-name="ce48">
            <text:p>92.579</text:p>
          </table:table-cell>
          <table:table-cell office:value-type="percentage" office:value="0.94760384040614953" table:style-name="ce49">
            <text:p>94,8%</text:p>
          </table:table-cell>
          <table:table-cell office:value-type="float" office:value="96668" table:style-name="ce48">
            <text:p>96.668</text:p>
          </table:table-cell>
          <table:table-cell office:value-type="percentage" office:value="0.91435165479602354" table:style-name="ce49">
            <text:p>91,4%</text:p>
          </table:table-cell>
          <table:table-cell office:value-type="float" office:value="66145" table:style-name="ce48">
            <text:p>66.145</text:p>
          </table:table-cell>
          <table:table-cell office:value-type="percentage" office:value="0.86205997732278539" table:style-name="ce49">
            <text:p>86,2%</text:p>
          </table:table-cell>
          <table:table-cell office:value-type="float" office:value="60152" table:style-name="ce48">
            <text:p>60.152</text:p>
          </table:table-cell>
          <table:table-cell office:value-type="percentage" office:value="0.87427691055492573" table:style-name="ce49">
            <text:p>87,4%</text:p>
          </table:table-cell>
          <table:table-cell office:value-type="float" office:value="53357" table:style-name="ce48">
            <text:p>53.357</text:p>
          </table:table-cell>
          <table:table-cell office:value-type="percentage" office:value="0.92760904713061321" table:style-name="ce49">
            <text:p>92,8%</text:p>
          </table:table-cell>
          <table:table-cell office:value-type="float" office:value="540161" table:style-name="ce48">
            <text:p>540.161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103275913777594" table:style-name="ce49">
            <text:p>93,1%</text:p>
          </table:table-cell>
          <table:table-cell office:value-type="percentage" office:value="0.8213452666599762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97" table:style-name="ce48">
            <text:p>165.097</text:p>
          </table:table-cell>
          <table:table-cell office:value-type="percentage" office:value="1" table:style-name="ce49">
            <text:p>100,0%</text:p>
          </table:table-cell>
          <table:table-cell office:value-type="float" office:value="214631" table:style-name="ce48">
            <text:p>214.631</text:p>
          </table:table-cell>
          <table:table-cell office:value-type="percentage" office:value="0.991981180037529" table:style-name="ce49">
            <text:p>99,2%</text:p>
          </table:table-cell>
          <table:table-cell office:value-type="float" office:value="280597" table:style-name="ce48">
            <text:p>280.597</text:p>
          </table:table-cell>
          <table:table-cell office:value-type="percentage" office:value="0.98745086446863239" table:style-name="ce49">
            <text:p>98,7%</text:p>
          </table:table-cell>
          <table:table-cell office:value-type="float" office:value="327604" table:style-name="ce48">
            <text:p>327.604</text:p>
          </table:table-cell>
          <table:table-cell office:value-type="percentage" office:value="0.9707734385880693" table:style-name="ce49">
            <text:p>97,1%</text:p>
          </table:table-cell>
          <table:table-cell office:value-type="float" office:value="327143" table:style-name="ce48">
            <text:p>327.143</text:p>
          </table:table-cell>
          <table:table-cell office:value-type="percentage" office:value="0.93989323802519076" table:style-name="ce49">
            <text:p>94,0%</text:p>
          </table:table-cell>
          <table:table-cell office:value-type="float" office:value="212984" table:style-name="ce48">
            <text:p>212.984</text:p>
          </table:table-cell>
          <table:table-cell office:value-type="percentage" office:value="0.8962652807877628" table:style-name="ce49">
            <text:p>89,6%</text:p>
          </table:table-cell>
          <table:table-cell office:value-type="float" office:value="176469" table:style-name="ce48">
            <text:p>176.469</text:p>
          </table:table-cell>
          <table:table-cell office:value-type="percentage" office:value="0.88582185076424969" table:style-name="ce49">
            <text:p>88,6%</text:p>
          </table:table-cell>
          <table:table-cell office:value-type="float" office:value="161011" table:style-name="ce48">
            <text:p>161.011</text:p>
          </table:table-cell>
          <table:table-cell office:value-type="percentage" office:value="0.93168496154892166" table:style-name="ce49">
            <text:p>93,2%</text:p>
          </table:table-cell>
          <table:table-cell office:value-type="float" office:value="1865536" table:style-name="ce48">
            <text:p>1.865.536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411488947977574" table:style-name="ce49">
            <text:p>95,4%</text:p>
          </table:table-cell>
          <table:table-cell office:value-type="percentage" office:value="0.85343756461845599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9" table:style-name="ce48">
            <text:p>2.409</text:p>
          </table:table-cell>
          <table:table-cell office:value-type="percentage" office:value="0.84913641170250265" table:style-name="ce49">
            <text:p>84,9%</text:p>
          </table:table-cell>
          <table:table-cell office:value-type="float" office:value="3936" table:style-name="ce48">
            <text:p>3.936</text:p>
          </table:table-cell>
          <table:table-cell office:value-type="percentage" office:value="0.89373297002724794" table:style-name="ce49">
            <text:p>89,4%</text:p>
          </table:table-cell>
          <table:table-cell office:value-type="float" office:value="7727" table:style-name="ce48">
            <text:p>7.727</text:p>
          </table:table-cell>
          <table:table-cell office:value-type="percentage" office:value="0.92772241565614122" table:style-name="ce49">
            <text:p>92,8%</text:p>
          </table:table-cell>
          <table:table-cell office:value-type="float" office:value="10705" table:style-name="ce48">
            <text:p>10.705</text:p>
          </table:table-cell>
          <table:table-cell office:value-type="percentage" office:value="0.9262784459634853" table:style-name="ce49">
            <text:p>92,6%</text:p>
          </table:table-cell>
          <table:table-cell office:value-type="float" office:value="11347" table:style-name="ce48">
            <text:p>11.347</text:p>
          </table:table-cell>
          <table:table-cell office:value-type="percentage" office:value="0.91826495103989636" table:style-name="ce49">
            <text:p>91,8%</text:p>
          </table:table-cell>
          <table:table-cell office:value-type="float" office:value="9656" table:style-name="ce48">
            <text:p>9.656</text:p>
          </table:table-cell>
          <table:table-cell office:value-type="percentage" office:value="0.84709185016229493" table:style-name="ce49">
            <text:p>84,7%</text:p>
          </table:table-cell>
          <table:table-cell office:value-type="float" office:value="9875" table:style-name="ce48">
            <text:p>9.875</text:p>
          </table:table-cell>
          <table:table-cell office:value-type="percentage" office:value="0.90888173032673725" table:style-name="ce49">
            <text:p>90,9%</text:p>
          </table:table-cell>
          <table:table-cell office:value-type="float" office:value="9622" table:style-name="ce48">
            <text:p>9.622</text:p>
          </table:table-cell>
          <table:table-cell office:value-type="percentage" office:value="1.036741730416981" table:style-name="ce49">
            <text:p>103,7%</text:p>
          </table:table-cell>
          <table:table-cell office:value-type="float" office:value="65277" table:style-name="ce48">
            <text:p>65.277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1901899224260508" table:style-name="ce49">
            <text:p>91,9%</text:p>
          </table:table-cell>
          <table:table-cell office:value-type="percentage" office:value="0.78160135062322644" table:style-name="ce49">
            <text:p>78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102" table:style-name="ce48">
            <text:p>2.102</text:p>
          </table:table-cell>
          <table:table-cell office:value-type="percentage" office:value="0.83711668657905214" table:style-name="ce49">
            <text:p>83,7%</text:p>
          </table:table-cell>
          <table:table-cell office:value-type="float" office:value="3432" table:style-name="ce48">
            <text:p>3.432</text:p>
          </table:table-cell>
          <table:table-cell office:value-type="percentage" office:value="0.9024454378122535" table:style-name="ce49">
            <text:p>90,2%</text:p>
          </table:table-cell>
          <table:table-cell office:value-type="float" office:value="7521" table:style-name="ce48">
            <text:p>7.521</text:p>
          </table:table-cell>
          <table:table-cell office:value-type="percentage" office:value="0.93953778888194883" table:style-name="ce49">
            <text:p>94,0%</text:p>
          </table:table-cell>
          <table:table-cell office:value-type="float" office:value="10174" table:style-name="ce48">
            <text:p>10.174</text:p>
          </table:table-cell>
          <table:table-cell office:value-type="percentage" office:value="0.94194981946116096" table:style-name="ce49">
            <text:p>94,2%</text:p>
          </table:table-cell>
          <table:table-cell office:value-type="float" office:value="10715" table:style-name="ce48">
            <text:p>10.715</text:p>
          </table:table-cell>
          <table:table-cell office:value-type="percentage" office:value="0.98095761237755197" table:style-name="ce49">
            <text:p>98,1%</text:p>
          </table:table-cell>
          <table:table-cell office:value-type="float" office:value="9422" table:style-name="ce48">
            <text:p>9.422</text:p>
          </table:table-cell>
          <table:table-cell office:value-type="percentage" office:value="0.8602994886778671" table:style-name="ce49">
            <text:p>86,0%</text:p>
          </table:table-cell>
          <table:table-cell office:value-type="float" office:value="10432" table:style-name="ce48">
            <text:p>10.432</text:p>
          </table:table-cell>
          <table:table-cell office:value-type="percentage" office:value="0.89231032418099387" table:style-name="ce49">
            <text:p>89,2%</text:p>
          </table:table-cell>
          <table:table-cell office:value-type="float" office:value="9243" table:style-name="ce48">
            <text:p>9.243</text:p>
          </table:table-cell>
          <table:table-cell office:value-type="percentage" office:value="0.96482254697286007" table:style-name="ce49">
            <text:p>96,5%</text:p>
          </table:table-cell>
          <table:table-cell office:value-type="float" office:value="63041" table:style-name="ce48">
            <text:p>63.041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2346116661295519" table:style-name="ce49">
            <text:p>92,3%</text:p>
          </table:table-cell>
          <table:table-cell office:value-type="percentage" office:value="0.75029159029777914" table:style-name="ce49">
            <text:p>75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7" table:style-name="ce48">
            <text:p>3.697</text:p>
          </table:table-cell>
          <table:table-cell office:value-type="string" table:style-name="ce49">
            <text:p>-</text:p>
          </table:table-cell>
          <table:table-cell office:value-type="float" office:value="9663" table:style-name="ce48">
            <text:p>9.663</text:p>
          </table:table-cell>
          <table:table-cell office:value-type="string" table:style-name="ce49">
            <text:p>-</text:p>
          </table:table-cell>
          <table:table-cell office:value-type="float" office:value="22695" table:style-name="ce48">
            <text:p>22.695</text:p>
          </table:table-cell>
          <table:table-cell office:value-type="string" table:style-name="ce49">
            <text:p>-</text:p>
          </table:table-cell>
          <table:table-cell office:value-type="float" office:value="32680" table:style-name="ce48">
            <text:p>32.680</text:p>
          </table:table-cell>
          <table:table-cell office:value-type="string" table:style-name="ce49">
            <text:p>-</text:p>
          </table:table-cell>
          <table:table-cell office:value-type="float" office:value="25127" table:style-name="ce48">
            <text:p>25.127</text:p>
          </table:table-cell>
          <table:table-cell office:value-type="string" table:style-name="ce49">
            <text:p>-</text:p>
          </table:table-cell>
          <table:table-cell office:value-type="float" office:value="1236" table:style-name="ce48">
            <text:p>1.236</text:p>
          </table:table-cell>
          <table:table-cell office:value-type="string" table:style-name="ce49">
            <text:p>-</text:p>
          </table:table-cell>
          <table:table-cell office:value-type="float" office:value="95148" table:style-name="ce48">
            <text:p>95.148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0" table:style-name="ce51">
            <text:p>320</text:p>
          </table:table-cell>
          <table:table-cell office:value-type="string" table:style-name="ce52">
            <text:p>-</text:p>
          </table:table-cell>
          <table:table-cell office:value-type="float" office:value="924" table:style-name="ce51">
            <text:p>924</text:p>
          </table:table-cell>
          <table:table-cell office:value-type="string" table:style-name="ce52">
            <text:p>-</text:p>
          </table:table-cell>
          <table:table-cell office:value-type="float" office:value="1969" table:style-name="ce51">
            <text:p>1.969</text:p>
          </table:table-cell>
          <table:table-cell office:value-type="string" table:style-name="ce52">
            <text:p>-</text:p>
          </table:table-cell>
          <table:table-cell office:value-type="float" office:value="2428" table:style-name="ce51">
            <text:p>2.428</text:p>
          </table:table-cell>
          <table:table-cell office:value-type="string" table:style-name="ce52">
            <text:p>-</text:p>
          </table:table-cell>
          <table:table-cell office:value-type="float" office:value="2126" table:style-name="ce51">
            <text:p>2.126</text:p>
          </table:table-cell>
          <table:table-cell office:value-type="string" table:style-name="ce52">
            <text:p>-</text:p>
          </table:table-cell>
          <table:table-cell office:value-type="float" office:value="271" table:style-name="ce51">
            <text:p>271</text:p>
          </table:table-cell>
          <table:table-cell office:value-type="string" table:style-name="ce52">
            <text:p>-</text:p>
          </table:table-cell>
          <table:table-cell office:value-type="float" office:value="8123" table:style-name="ce51">
            <text:p>8.123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1065" table:style-name="ce55">
            <text:p>2.951.065</text:p>
          </table:table-cell>
          <table:table-cell office:value-type="percentage" office:value="1" table:style-name="ce56">
            <text:p>100,0%</text:p>
          </table:table-cell>
          <table:table-cell office:value-type="float" office:value="3968503" table:style-name="ce55">
            <text:p>3.968.503</text:p>
          </table:table-cell>
          <table:table-cell office:value-type="percentage" office:value="0.99291288168695735" table:style-name="ce56">
            <text:p>99,3%</text:p>
          </table:table-cell>
          <table:table-cell office:value-type="float" office:value="5337774" table:style-name="ce55">
            <text:p>5.337.774</text:p>
          </table:table-cell>
          <table:table-cell office:value-type="percentage" office:value="0.96915459559958317" table:style-name="ce56">
            <text:p>96,9%</text:p>
          </table:table-cell>
          <table:table-cell office:value-type="float" office:value="6772528" table:style-name="ce55">
            <text:p>6.772.528</text:p>
          </table:table-cell>
          <table:table-cell office:value-type="percentage" office:value="0.94990177726624092" table:style-name="ce56">
            <text:p>95,0%</text:p>
          </table:table-cell>
          <table:table-cell office:value-type="float" office:value="7139559" table:style-name="ce55">
            <text:p>7.139.559</text:p>
          </table:table-cell>
          <table:table-cell office:value-type="percentage" office:value="0.91335990342861173" table:style-name="ce56">
            <text:p>91,3%</text:p>
          </table:table-cell>
          <table:table-cell office:value-type="float" office:value="5136207" table:style-name="ce55">
            <text:p>5.136.207</text:p>
          </table:table-cell>
          <table:table-cell office:value-type="percentage" office:value="0.86438736321991516" table:style-name="ce56">
            <text:p>86,4%</text:p>
          </table:table-cell>
          <table:table-cell office:value-type="float" office:value="4262056" table:style-name="ce55">
            <text:p>4.262.056</text:p>
          </table:table-cell>
          <table:table-cell office:value-type="percentage" office:value="0.86546149386600546" table:style-name="ce56">
            <text:p>86,5%</text:p>
          </table:table-cell>
          <table:table-cell office:value-type="float" office:value="3680248" table:style-name="ce55">
            <text:p>3.680.248</text:p>
          </table:table-cell>
          <table:table-cell office:value-type="percentage" office:value="0.92376583913199972" table:style-name="ce56">
            <text:p>92,4%</text:p>
          </table:table-cell>
          <table:table-cell office:value-type="float" office:value="39247940" table:style-name="ce55">
            <text:p>39.247.940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3037594636941501" table:style-name="ce56">
            <text:p>93,0%</text:p>
          </table:table-cell>
          <table:table-cell office:value-type="percentage" office:value="0.82803837413505266" table:style-name="ce56">
            <text:p>82,8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856" table:style-name="ce45">
            <text:p>430.856</text:p>
          </table:table-cell>
          <table:table-cell office:value-type="percentage" office:value="1" table:style-name="ce46">
            <text:p>100,0%</text:p>
          </table:table-cell>
          <table:table-cell office:value-type="float" office:value="653107" table:style-name="ce45">
            <text:p>653.107</text:p>
          </table:table-cell>
          <table:table-cell office:value-type="percentage" office:value="0.99814159062114582" table:style-name="ce46">
            <text:p>99,8%</text:p>
          </table:table-cell>
          <table:table-cell office:value-type="float" office:value="934679" table:style-name="ce45">
            <text:p>934.679</text:p>
          </table:table-cell>
          <table:table-cell office:value-type="percentage" office:value="0.97542341131399701" table:style-name="ce46">
            <text:p>97,5%</text:p>
          </table:table-cell>
          <table:table-cell office:value-type="float" office:value="1224757" table:style-name="ce45">
            <text:p>1.224.757</text:p>
          </table:table-cell>
          <table:table-cell office:value-type="percentage" office:value="0.95120034234473527" table:style-name="ce46">
            <text:p>95,1%</text:p>
          </table:table-cell>
          <table:table-cell office:value-type="float" office:value="1271661" table:style-name="ce45">
            <text:p>1.271.661</text:p>
          </table:table-cell>
          <table:table-cell office:value-type="percentage" office:value="0.91860718785034845" table:style-name="ce46">
            <text:p>91,9%</text:p>
          </table:table-cell>
          <table:table-cell office:value-type="float" office:value="956418" table:style-name="ce45">
            <text:p>956.418</text:p>
          </table:table-cell>
          <table:table-cell office:value-type="percentage" office:value="0.86807173528485448" table:style-name="ce46">
            <text:p>86,8%</text:p>
          </table:table-cell>
          <table:table-cell office:value-type="float" office:value="797471" table:style-name="ce45">
            <text:p>797.471</text:p>
          </table:table-cell>
          <table:table-cell office:value-type="percentage" office:value="0.86109563422134683" table:style-name="ce46">
            <text:p>86,1%</text:p>
          </table:table-cell>
          <table:table-cell office:value-type="float" office:value="760516" table:style-name="ce45">
            <text:p>760.516</text:p>
          </table:table-cell>
          <table:table-cell office:value-type="percentage" office:value="0.98404598069990656" table:style-name="ce46">
            <text:p>98,4%</text:p>
          </table:table-cell>
          <table:table-cell office:value-type="float" office:value="7029465" table:style-name="ce45">
            <text:p>7.029.465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626269561621234" table:style-name="ce46">
            <text:p>93,6%</text:p>
          </table:table-cell>
          <table:table-cell office:value-type="percentage" office:value="0.82678023861305827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30" table:style-name="ce48">
            <text:p>100.530</text:p>
          </table:table-cell>
          <table:table-cell office:value-type="percentage" office:value="1" table:style-name="ce49">
            <text:p>100,0%</text:p>
          </table:table-cell>
          <table:table-cell office:value-type="float" office:value="119274" table:style-name="ce48">
            <text:p>119.274</text:p>
          </table:table-cell>
          <table:table-cell office:value-type="percentage" office:value="0.99706583072100319" table:style-name="ce49">
            <text:p>99,7%</text:p>
          </table:table-cell>
          <table:table-cell office:value-type="float" office:value="155574" table:style-name="ce48">
            <text:p>155.574</text:p>
          </table:table-cell>
          <table:table-cell office:value-type="percentage" office:value="0.96444113818114185" table:style-name="ce49">
            <text:p>96,4%</text:p>
          </table:table-cell>
          <table:table-cell office:value-type="float" office:value="188506" table:style-name="ce48">
            <text:p>188.506</text:p>
          </table:table-cell>
          <table:table-cell office:value-type="percentage" office:value="0.93798079315320693" table:style-name="ce49">
            <text:p>93,8%</text:p>
          </table:table-cell>
          <table:table-cell office:value-type="float" office:value="191224" table:style-name="ce48">
            <text:p>191.224</text:p>
          </table:table-cell>
          <table:table-cell office:value-type="percentage" office:value="0.89508839760902836" table:style-name="ce49">
            <text:p>89,5%</text:p>
          </table:table-cell>
          <table:table-cell office:value-type="float" office:value="130205" table:style-name="ce48">
            <text:p>130.205</text:p>
          </table:table-cell>
          <table:table-cell office:value-type="percentage" office:value="0.82263485765551747" table:style-name="ce49">
            <text:p>82,3%</text:p>
          </table:table-cell>
          <table:table-cell office:value-type="float" office:value="108546" table:style-name="ce48">
            <text:p>108.546</text:p>
          </table:table-cell>
          <table:table-cell office:value-type="percentage" office:value="0.82987507454242415" table:style-name="ce49">
            <text:p>83,0%</text:p>
          </table:table-cell>
          <table:table-cell office:value-type="float" office:value="98098" table:style-name="ce48">
            <text:p>98.098</text:p>
          </table:table-cell>
          <table:table-cell office:value-type="percentage" office:value="0.91648682231377931" table:style-name="ce49">
            <text:p>91,6%</text:p>
          </table:table-cell>
          <table:table-cell office:value-type="float" office:value="1091957" table:style-name="ce48">
            <text:p>1.091.957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806764373537086" table:style-name="ce49">
            <text:p>91,8%</text:p>
          </table:table-cell>
          <table:table-cell office:value-type="percentage" office:value="0.82032148553149831" table:style-name="ce49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632" table:style-name="ce48">
            <text:p>88.632</text:p>
          </table:table-cell>
          <table:table-cell office:value-type="percentage" office:value="1" table:style-name="ce49">
            <text:p>100,0%</text:p>
          </table:table-cell>
          <table:table-cell office:value-type="float" office:value="114687" table:style-name="ce48">
            <text:p>114.687</text:p>
          </table:table-cell>
          <table:table-cell office:value-type="percentage" office:value="1" table:style-name="ce49">
            <text:p>100,0%</text:p>
          </table:table-cell>
          <table:table-cell office:value-type="float" office:value="149551" table:style-name="ce48">
            <text:p>149.551</text:p>
          </table:table-cell>
          <table:table-cell office:value-type="percentage" office:value="0.98395289163760769" table:style-name="ce49">
            <text:p>98,4%</text:p>
          </table:table-cell>
          <table:table-cell office:value-type="float" office:value="154998" table:style-name="ce48">
            <text:p>154.998</text:p>
          </table:table-cell>
          <table:table-cell office:value-type="percentage" office:value="0.95628782784129118" table:style-name="ce49">
            <text:p>95,6%</text:p>
          </table:table-cell>
          <table:table-cell office:value-type="float" office:value="152405" table:style-name="ce48">
            <text:p>152.405</text:p>
          </table:table-cell>
          <table:table-cell office:value-type="percentage" office:value="0.91854508196721307" table:style-name="ce49">
            <text:p>91,9%</text:p>
          </table:table-cell>
          <table:table-cell office:value-type="float" office:value="91937" table:style-name="ce48">
            <text:p>91.937</text:p>
          </table:table-cell>
          <table:table-cell office:value-type="percentage" office:value="0.8466355406985846" table:style-name="ce49">
            <text:p>84,7%</text:p>
          </table:table-cell>
          <table:table-cell office:value-type="float" office:value="67437" table:style-name="ce48">
            <text:p>67.437</text:p>
          </table:table-cell>
          <table:table-cell office:value-type="percentage" office:value="0.85102597107594458" table:style-name="ce49">
            <text:p>85,1%</text:p>
          </table:table-cell>
          <table:table-cell office:value-type="float" office:value="67156" table:style-name="ce48">
            <text:p>67.156</text:p>
          </table:table-cell>
          <table:table-cell office:value-type="percentage" office:value="1.0291160966041437" table:style-name="ce49">
            <text:p>102,9%</text:p>
          </table:table-cell>
          <table:table-cell office:value-type="float" office:value="886803" table:style-name="ce48">
            <text:p>886.803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309351311788848" table:style-name="ce49">
            <text:p>95,3%</text:p>
          </table:table-cell>
          <table:table-cell office:value-type="percentage" office:value="0.87551844279086855" table:style-name="ce49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31" table:style-name="ce48">
            <text:p>51.431</text:p>
          </table:table-cell>
          <table:table-cell office:value-type="percentage" office:value="0.95894318796263489" table:style-name="ce49">
            <text:p>95,9%</text:p>
          </table:table-cell>
          <table:table-cell office:value-type="float" office:value="79873" table:style-name="ce48">
            <text:p>79.873</text:p>
          </table:table-cell>
          <table:table-cell office:value-type="percentage" office:value="0.91561776371598225" table:style-name="ce49">
            <text:p>91,6%</text:p>
          </table:table-cell>
          <table:table-cell office:value-type="float" office:value="112190" table:style-name="ce48">
            <text:p>112.190</text:p>
          </table:table-cell>
          <table:table-cell office:value-type="percentage" office:value="0.88066063284481877" table:style-name="ce49">
            <text:p>88,1%</text:p>
          </table:table-cell>
          <table:table-cell office:value-type="float" office:value="153137" table:style-name="ce48">
            <text:p>153.137</text:p>
          </table:table-cell>
          <table:table-cell office:value-type="percentage" office:value="0.86270477950289559" table:style-name="ce49">
            <text:p>86,3%</text:p>
          </table:table-cell>
          <table:table-cell office:value-type="float" office:value="172923" table:style-name="ce48">
            <text:p>172.923</text:p>
          </table:table-cell>
          <table:table-cell office:value-type="percentage" office:value="0.79826703535635646" table:style-name="ce49">
            <text:p>79,8%</text:p>
          </table:table-cell>
          <table:table-cell office:value-type="float" office:value="133630" table:style-name="ce48">
            <text:p>133.630</text:p>
          </table:table-cell>
          <table:table-cell office:value-type="percentage" office:value="0.72606453786261116" table:style-name="ce49">
            <text:p>72,6%</text:p>
          </table:table-cell>
          <table:table-cell office:value-type="float" office:value="102942" table:style-name="ce48">
            <text:p>102.942</text:p>
          </table:table-cell>
          <table:table-cell office:value-type="percentage" office:value="0.75023503603885933" table:style-name="ce49">
            <text:p>75,0%</text:p>
          </table:table-cell>
          <table:table-cell office:value-type="float" office:value="85733" table:style-name="ce48">
            <text:p>85.733</text:p>
          </table:table-cell>
          <table:table-cell office:value-type="percentage" office:value="0.86132655521620316" table:style-name="ce49">
            <text:p>86,1%</text:p>
          </table:table-cell>
          <table:table-cell office:value-type="float" office:value="891859" table:style-name="ce48">
            <text:p>891.859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336567924098059" table:style-name="ce49">
            <text:p>82,3%</text:p>
          </table:table-cell>
          <table:table-cell office:value-type="percentage" office:value="0.73116681355167956" table:style-name="ce49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875" table:style-name="ce48">
            <text:p>92.875</text:p>
          </table:table-cell>
          <table:table-cell office:value-type="percentage" office:value="0.92540005181243901" table:style-name="ce49">
            <text:p>92,5%</text:p>
          </table:table-cell>
          <table:table-cell office:value-type="float" office:value="152110" table:style-name="ce48">
            <text:p>152.110</text:p>
          </table:table-cell>
          <table:table-cell office:value-type="percentage" office:value="0.90841226425235599" table:style-name="ce49">
            <text:p>90,8%</text:p>
          </table:table-cell>
          <table:table-cell office:value-type="float" office:value="225660" table:style-name="ce48">
            <text:p>225.660</text:p>
          </table:table-cell>
          <table:table-cell office:value-type="percentage" office:value="0.8970602850271312" table:style-name="ce49">
            <text:p>89,7%</text:p>
          </table:table-cell>
          <table:table-cell office:value-type="float" office:value="324804" table:style-name="ce48">
            <text:p>324.804</text:p>
          </table:table-cell>
          <table:table-cell office:value-type="percentage" office:value="0.88202755215928441" table:style-name="ce49">
            <text:p>88,2%</text:p>
          </table:table-cell>
          <table:table-cell office:value-type="float" office:value="322571" table:style-name="ce48">
            <text:p>322.571</text:p>
          </table:table-cell>
          <table:table-cell office:value-type="percentage" office:value="0.81848999632077746" table:style-name="ce49">
            <text:p>81,8%</text:p>
          </table:table-cell>
          <table:table-cell office:value-type="float" office:value="234080" table:style-name="ce48">
            <text:p>234.080</text:p>
          </table:table-cell>
          <table:table-cell office:value-type="percentage" office:value="0.74818929751775543" table:style-name="ce49">
            <text:p>74,8%</text:p>
          </table:table-cell>
          <table:table-cell office:value-type="float" office:value="192137" table:style-name="ce48">
            <text:p>192.137</text:p>
          </table:table-cell>
          <table:table-cell office:value-type="percentage" office:value="0.75445182215485862" table:style-name="ce49">
            <text:p>75,4%</text:p>
          </table:table-cell>
          <table:table-cell office:value-type="float" office:value="170582" table:style-name="ce48">
            <text:p>170.582</text:p>
          </table:table-cell>
          <table:table-cell office:value-type="percentage" office:value="0.92574281605296715" table:style-name="ce49">
            <text:p>92,6%</text:p>
          </table:table-cell>
          <table:table-cell office:value-type="float" office:value="1714819" table:style-name="ce48">
            <text:p>1.714.819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327909386367339" table:style-name="ce49">
            <text:p>84,3%</text:p>
          </table:table-cell>
          <table:table-cell office:value-type="percentage" office:value="0.76405395013030386" table:style-name="ce49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91" table:style-name="ce48">
            <text:p>42.291</text:p>
          </table:table-cell>
          <table:table-cell office:value-type="percentage" office:value="1" table:style-name="ce49">
            <text:p>100,0%</text:p>
          </table:table-cell>
          <table:table-cell office:value-type="float" office:value="56112" table:style-name="ce48">
            <text:p>56.112</text:p>
          </table:table-cell>
          <table:table-cell office:value-type="percentage" office:value="1" table:style-name="ce49">
            <text:p>100,0%</text:p>
          </table:table-cell>
          <table:table-cell office:value-type="float" office:value="77193" table:style-name="ce48">
            <text:p>77.193</text:p>
          </table:table-cell>
          <table:table-cell office:value-type="percentage" office:value="0.97395813618986338" table:style-name="ce49">
            <text:p>97,4%</text:p>
          </table:table-cell>
          <table:table-cell office:value-type="float" office:value="85150" table:style-name="ce48">
            <text:p>85.150</text:p>
          </table:table-cell>
          <table:table-cell office:value-type="percentage" office:value="0.93602286468066398" table:style-name="ce49">
            <text:p>93,6%</text:p>
          </table:table-cell>
          <table:table-cell office:value-type="float" office:value="89370" table:style-name="ce48">
            <text:p>89.370</text:p>
          </table:table-cell>
          <table:table-cell office:value-type="percentage" office:value="0.91768837409894644" table:style-name="ce49">
            <text:p>91,8%</text:p>
          </table:table-cell>
          <table:table-cell office:value-type="float" office:value="56817" table:style-name="ce48">
            <text:p>56.817</text:p>
          </table:table-cell>
          <table:table-cell office:value-type="percentage" office:value="0.84601983382471191" table:style-name="ce49">
            <text:p>84,6%</text:p>
          </table:table-cell>
          <table:table-cell office:value-type="float" office:value="43473" table:style-name="ce48">
            <text:p>43.473</text:p>
          </table:table-cell>
          <table:table-cell office:value-type="percentage" office:value="0.85453973620584589" table:style-name="ce49">
            <text:p>85,5%</text:p>
          </table:table-cell>
          <table:table-cell office:value-type="float" office:value="46190" table:style-name="ce48">
            <text:p>46.190</text:p>
          </table:table-cell>
          <table:table-cell office:value-type="percentage" office:value="1.0200295916789965" table:style-name="ce49">
            <text:p>102,0%</text:p>
          </table:table-cell>
          <table:table-cell office:value-type="float" office:value="496596" table:style-name="ce48">
            <text:p>496.596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421965537261271" table:style-name="ce49">
            <text:p>94,2%</text:p>
          </table:table-cell>
          <table:table-cell office:value-type="percentage" office:value="0.85083825204958408" table:style-name="ce49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233" table:style-name="ce48">
            <text:p>228.233</text:p>
          </table:table-cell>
          <table:table-cell office:value-type="percentage" office:value="1" table:style-name="ce49">
            <text:p>100,0%</text:p>
          </table:table-cell>
          <table:table-cell office:value-type="float" office:value="250751" table:style-name="ce48">
            <text:p>250.751</text:p>
          </table:table-cell>
          <table:table-cell office:value-type="percentage" office:value="1" table:style-name="ce49">
            <text:p>100,0%</text:p>
          </table:table-cell>
          <table:table-cell office:value-type="float" office:value="323935" table:style-name="ce48">
            <text:p>323.935</text:p>
          </table:table-cell>
          <table:table-cell office:value-type="percentage" office:value="0.98989130401567027" table:style-name="ce49">
            <text:p>99,0%</text:p>
          </table:table-cell>
          <table:table-cell office:value-type="float" office:value="355489" table:style-name="ce48">
            <text:p>355.489</text:p>
          </table:table-cell>
          <table:table-cell office:value-type="percentage" office:value="0.93254512687465729" table:style-name="ce49">
            <text:p>93,3%</text:p>
          </table:table-cell>
          <table:table-cell office:value-type="float" office:value="323987" table:style-name="ce48">
            <text:p>323.987</text:p>
          </table:table-cell>
          <table:table-cell office:value-type="percentage" office:value="0.89945919234207472" table:style-name="ce49">
            <text:p>89,9%</text:p>
          </table:table-cell>
          <table:table-cell office:value-type="float" office:value="216362" table:style-name="ce48">
            <text:p>216.362</text:p>
          </table:table-cell>
          <table:table-cell office:value-type="percentage" office:value="0.83569072467574601" table:style-name="ce49">
            <text:p>83,6%</text:p>
          </table:table-cell>
          <table:table-cell office:value-type="float" office:value="178513" table:style-name="ce48">
            <text:p>178.513</text:p>
          </table:table-cell>
          <table:table-cell office:value-type="percentage" office:value="0.84292115837736503" table:style-name="ce49">
            <text:p>84,3%</text:p>
          </table:table-cell>
          <table:table-cell office:value-type="float" office:value="163624" table:style-name="ce48">
            <text:p>163.624</text:p>
          </table:table-cell>
          <table:table-cell office:value-type="percentage" office:value="0.97280585976052036" table:style-name="ce49">
            <text:p>97,3%</text:p>
          </table:table-cell>
          <table:table-cell office:value-type="float" office:value="2040894" table:style-name="ce48">
            <text:p>2.040.894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957366644737539" table:style-name="ce49">
            <text:p>94,0%</text:p>
          </table:table-cell>
          <table:table-cell office:value-type="percentage" office:value="0.85512951422685113" table:style-name="ce49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090" table:style-name="ce48">
            <text:p>137.090</text:p>
          </table:table-cell>
          <table:table-cell office:value-type="percentage" office:value="1" table:style-name="ce49">
            <text:p>100,0%</text:p>
          </table:table-cell>
          <table:table-cell office:value-type="float" office:value="158227" table:style-name="ce48">
            <text:p>158.227</text:p>
          </table:table-cell>
          <table:table-cell office:value-type="percentage" office:value="1" table:style-name="ce49">
            <text:p>100,0%</text:p>
          </table:table-cell>
          <table:table-cell office:value-type="float" office:value="223078" table:style-name="ce48">
            <text:p>223.078</text:p>
          </table:table-cell>
          <table:table-cell office:value-type="percentage" office:value="0.97829213956180816" table:style-name="ce49">
            <text:p>97,8%</text:p>
          </table:table-cell>
          <table:table-cell office:value-type="float" office:value="286588" table:style-name="ce48">
            <text:p>286.588</text:p>
          </table:table-cell>
          <table:table-cell office:value-type="percentage" office:value="0.92030044282883816" table:style-name="ce49">
            <text:p>92,0%</text:p>
          </table:table-cell>
          <table:table-cell office:value-type="float" office:value="287098" table:style-name="ce48">
            <text:p>287.098</text:p>
          </table:table-cell>
          <table:table-cell office:value-type="percentage" office:value="0.8682022855864111" table:style-name="ce49">
            <text:p>86,8%</text:p>
          </table:table-cell>
          <table:table-cell office:value-type="float" office:value="206846" table:style-name="ce48">
            <text:p>206.846</text:p>
          </table:table-cell>
          <table:table-cell office:value-type="percentage" office:value="0.80250319106424417" table:style-name="ce49">
            <text:p>80,3%</text:p>
          </table:table-cell>
          <table:table-cell office:value-type="float" office:value="174528" table:style-name="ce48">
            <text:p>174.528</text:p>
          </table:table-cell>
          <table:table-cell office:value-type="percentage" office:value="0.7969606195660115" table:style-name="ce49">
            <text:p>79,7%</text:p>
          </table:table-cell>
          <table:table-cell office:value-type="float" office:value="167360" table:style-name="ce48">
            <text:p>167.360</text:p>
          </table:table-cell>
          <table:table-cell office:value-type="percentage" office:value="0.941197642506861" table:style-name="ce49">
            <text:p>94,1%</text:p>
          </table:table-cell>
          <table:table-cell office:value-type="float" office:value="1640815" table:style-name="ce48">
            <text:p>1.640.815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349169255573258" table:style-name="ce49">
            <text:p>90,3%</text:p>
          </table:table-cell>
          <table:table-cell office:value-type="percentage" office:value="0.80092265368124271" table:style-name="ce49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760" table:style-name="ce48">
            <text:p>455.760</text:p>
          </table:table-cell>
          <table:table-cell office:value-type="percentage" office:value="1" table:style-name="ce49">
            <text:p>100,0%</text:p>
          </table:table-cell>
          <table:table-cell office:value-type="float" office:value="618578" table:style-name="ce48">
            <text:p>618.578</text:p>
          </table:table-cell>
          <table:table-cell office:value-type="percentage" office:value="0.97301080951841645" table:style-name="ce49">
            <text:p>97,3%</text:p>
          </table:table-cell>
          <table:table-cell office:value-type="float" office:value="802396" table:style-name="ce48">
            <text:p>802.396</text:p>
          </table:table-cell>
          <table:table-cell office:value-type="percentage" office:value="0.94124464506078709" table:style-name="ce49">
            <text:p>94,1%</text:p>
          </table:table-cell>
          <table:table-cell office:value-type="float" office:value="1039940" table:style-name="ce48">
            <text:p>1.039.940</text:p>
          </table:table-cell>
          <table:table-cell office:value-type="percentage" office:value="0.94763901253962768" table:style-name="ce49">
            <text:p>94,8%</text:p>
          </table:table-cell>
          <table:table-cell office:value-type="float" office:value="1156298" table:style-name="ce48">
            <text:p>1.156.298</text:p>
          </table:table-cell>
          <table:table-cell office:value-type="percentage" office:value="0.90652356275430601" table:style-name="ce49">
            <text:p>90,7%</text:p>
          </table:table-cell>
          <table:table-cell office:value-type="float" office:value="819480" table:style-name="ce48">
            <text:p>819.480</text:p>
          </table:table-cell>
          <table:table-cell office:value-type="percentage" office:value="0.84777184190815913" table:style-name="ce49">
            <text:p>84,8%</text:p>
          </table:table-cell>
          <table:table-cell office:value-type="float" office:value="684362" table:style-name="ce48">
            <text:p>684.362</text:p>
          </table:table-cell>
          <table:table-cell office:value-type="percentage" office:value="0.82547834928936648" table:style-name="ce49">
            <text:p>82,5%</text:p>
          </table:table-cell>
          <table:table-cell office:value-type="float" office:value="611540" table:style-name="ce48">
            <text:p>611.540</text:p>
          </table:table-cell>
          <table:table-cell office:value-type="percentage" office:value="0.91089321276269319" table:style-name="ce49">
            <text:p>91,1%</text:p>
          </table:table-cell>
          <table:table-cell office:value-type="float" office:value="6188354" table:style-name="ce48">
            <text:p>6.188.354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241171653632469" table:style-name="ce49">
            <text:p>91,2%</text:p>
          </table:table-cell>
          <table:table-cell office:value-type="percentage" office:value="0.80669403029726694" table:style-name="ce49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503" table:style-name="ce48">
            <text:p>295.503</text:p>
          </table:table-cell>
          <table:table-cell office:value-type="percentage" office:value="1" table:style-name="ce49">
            <text:p>100,0%</text:p>
          </table:table-cell>
          <table:table-cell office:value-type="float" office:value="435660" table:style-name="ce48">
            <text:p>435.660</text:p>
          </table:table-cell>
          <table:table-cell office:value-type="percentage" office:value="0.99064068980571929" table:style-name="ce49">
            <text:p>99,1%</text:p>
          </table:table-cell>
          <table:table-cell office:value-type="float" office:value="579631" table:style-name="ce48">
            <text:p>579.631</text:p>
          </table:table-cell>
          <table:table-cell office:value-type="percentage" office:value="0.97067856784003748" table:style-name="ce49">
            <text:p>97,1%</text:p>
          </table:table-cell>
          <table:table-cell office:value-type="float" office:value="733582" table:style-name="ce48">
            <text:p>733.582</text:p>
          </table:table-cell>
          <table:table-cell office:value-type="percentage" office:value="0.96233221740636188" table:style-name="ce49">
            <text:p>96,2%</text:p>
          </table:table-cell>
          <table:table-cell office:value-type="float" office:value="769739" table:style-name="ce48">
            <text:p>769.739</text:p>
          </table:table-cell>
          <table:table-cell office:value-type="percentage" office:value="0.91556791000127269" table:style-name="ce49">
            <text:p>91,6%</text:p>
          </table:table-cell>
          <table:table-cell office:value-type="float" office:value="530199" table:style-name="ce48">
            <text:p>530.199</text:p>
          </table:table-cell>
          <table:table-cell office:value-type="percentage" office:value="0.86362740482896005" table:style-name="ce49">
            <text:p>86,4%</text:p>
          </table:table-cell>
          <table:table-cell office:value-type="float" office:value="446963" table:style-name="ce48">
            <text:p>446.963</text:p>
          </table:table-cell>
          <table:table-cell office:value-type="percentage" office:value="0.8716586091701396" table:style-name="ce49">
            <text:p>87,2%</text:p>
          </table:table-cell>
          <table:table-cell office:value-type="float" office:value="429187" table:style-name="ce48">
            <text:p>429.187</text:p>
          </table:table-cell>
          <table:table-cell office:value-type="percentage" office:value="0.99172306704038415" table:style-name="ce49">
            <text:p>99,2%</text:p>
          </table:table-cell>
          <table:table-cell office:value-type="float" office:value="4220464" table:style-name="ce48">
            <text:p>4.220.464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95457639826662" table:style-name="ce49">
            <text:p>94,0%</text:p>
          </table:table-cell>
          <table:table-cell office:value-type="percentage" office:value="0.83622476122166534" table:style-name="ce49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86" table:style-name="ce48">
            <text:p>77.686</text:p>
          </table:table-cell>
          <table:table-cell office:value-type="percentage" office:value="1" table:style-name="ce49">
            <text:p>100,0%</text:p>
          </table:table-cell>
          <table:table-cell office:value-type="float" office:value="95772" table:style-name="ce48">
            <text:p>95.772</text:p>
          </table:table-cell>
          <table:table-cell office:value-type="percentage" office:value="1" table:style-name="ce49">
            <text:p>100,0%</text:p>
          </table:table-cell>
          <table:table-cell office:value-type="float" office:value="132887" table:style-name="ce48">
            <text:p>132.887</text:p>
          </table:table-cell>
          <table:table-cell office:value-type="percentage" office:value="1.0168496767035238" table:style-name="ce49">
            <text:p>101,7%</text:p>
          </table:table-cell>
          <table:table-cell office:value-type="float" office:value="161596" table:style-name="ce48">
            <text:p>161.596</text:p>
          </table:table-cell>
          <table:table-cell office:value-type="percentage" office:value="0.9621501253326824" table:style-name="ce49">
            <text:p>96,2%</text:p>
          </table:table-cell>
          <table:table-cell office:value-type="float" office:value="146236" table:style-name="ce48">
            <text:p>146.236</text:p>
          </table:table-cell>
          <table:table-cell office:value-type="percentage" office:value="0.92827036359943127" table:style-name="ce49">
            <text:p>92,8%</text:p>
          </table:table-cell>
          <table:table-cell office:value-type="float" office:value="113359" table:style-name="ce48">
            <text:p>113.359</text:p>
          </table:table-cell>
          <table:table-cell office:value-type="percentage" office:value="0.8730534033671693" table:style-name="ce49">
            <text:p>87,3%</text:p>
          </table:table-cell>
          <table:table-cell office:value-type="float" office:value="93567" table:style-name="ce48">
            <text:p>93.567</text:p>
          </table:table-cell>
          <table:table-cell office:value-type="percentage" office:value="0.83166231134339497" table:style-name="ce49">
            <text:p>83,2%</text:p>
          </table:table-cell>
          <table:table-cell office:value-type="float" office:value="86496" table:style-name="ce48">
            <text:p>86.496</text:p>
          </table:table-cell>
          <table:table-cell office:value-type="percentage" office:value="1.0091822329043625" table:style-name="ce49">
            <text:p>100,9%</text:p>
          </table:table-cell>
          <table:table-cell office:value-type="float" office:value="907599" table:style-name="ce48">
            <text:p>907.599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547800271610395" table:style-name="ce49">
            <text:p>95,5%</text:p>
          </table:table-cell>
          <table:table-cell office:value-type="percentage" office:value="0.85784485618606443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65" table:style-name="ce48">
            <text:p>241.765</text:p>
          </table:table-cell>
          <table:table-cell office:value-type="percentage" office:value="1" table:style-name="ce49">
            <text:p>100,0%</text:p>
          </table:table-cell>
          <table:table-cell office:value-type="float" office:value="291543" table:style-name="ce48">
            <text:p>291.543</text:p>
          </table:table-cell>
          <table:table-cell office:value-type="percentage" office:value="0.9984725451986205" table:style-name="ce49">
            <text:p>99,8%</text:p>
          </table:table-cell>
          <table:table-cell office:value-type="float" office:value="348187" table:style-name="ce48">
            <text:p>348.187</text:p>
          </table:table-cell>
          <table:table-cell office:value-type="percentage" office:value="0.98478643308462921" table:style-name="ce49">
            <text:p>98,5%</text:p>
          </table:table-cell>
          <table:table-cell office:value-type="float" office:value="393040" table:style-name="ce48">
            <text:p>393.040</text:p>
          </table:table-cell>
          <table:table-cell office:value-type="percentage" office:value="0.96050830889540562" table:style-name="ce49">
            <text:p>96,1%</text:p>
          </table:table-cell>
          <table:table-cell office:value-type="float" office:value="411425" table:style-name="ce48">
            <text:p>411.425</text:p>
          </table:table-cell>
          <table:table-cell office:value-type="percentage" office:value="0.92906645108696884" table:style-name="ce49">
            <text:p>92,9%</text:p>
          </table:table-cell>
          <table:table-cell office:value-type="float" office:value="267460" table:style-name="ce48">
            <text:p>267.460</text:p>
          </table:table-cell>
          <table:table-cell office:value-type="percentage" office:value="0.86669388654495494" table:style-name="ce49">
            <text:p>86,7%</text:p>
          </table:table-cell>
          <table:table-cell office:value-type="float" office:value="202581" table:style-name="ce48">
            <text:p>202.581</text:p>
          </table:table-cell>
          <table:table-cell office:value-type="percentage" office:value="0.87940285290108611" table:style-name="ce49">
            <text:p>87,9%</text:p>
          </table:table-cell>
          <table:table-cell office:value-type="float" office:value="192778" table:style-name="ce48">
            <text:p>192.778</text:p>
          </table:table-cell>
          <table:table-cell office:value-type="percentage" office:value="1.0514551880617855" table:style-name="ce49">
            <text:p>105,1%</text:p>
          </table:table-cell>
          <table:table-cell office:value-type="float" office:value="2348779" table:style-name="ce48">
            <text:p>2.348.779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629379099696388" table:style-name="ce49">
            <text:p>95,6%</text:p>
          </table:table-cell>
          <table:table-cell office:value-type="percentage" office:value="0.87092584160339592" table:style-name="ce49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5116" table:style-name="ce48">
            <text:p>25.116</text:p>
          </table:table-cell>
          <table:table-cell office:value-type="percentage" office:value="1" table:style-name="ce49">
            <text:p>100,0%</text:p>
          </table:table-cell>
          <table:table-cell office:value-type="float" office:value="30716" table:style-name="ce48">
            <text:p>30.716</text:p>
          </table:table-cell>
          <table:table-cell office:value-type="percentage" office:value="1" table:style-name="ce49">
            <text:p>100,0%</text:p>
          </table:table-cell>
          <table:table-cell office:value-type="float" office:value="39707" table:style-name="ce48">
            <text:p>39.707</text:p>
          </table:table-cell>
          <table:table-cell office:value-type="percentage" office:value="1.0283057958253483" table:style-name="ce49">
            <text:p>102,8%</text:p>
          </table:table-cell>
          <table:table-cell office:value-type="float" office:value="46307" table:style-name="ce48">
            <text:p>46.307</text:p>
          </table:table-cell>
          <table:table-cell office:value-type="percentage" office:value="0.9748842105263158" table:style-name="ce49">
            <text:p>97,5%</text:p>
          </table:table-cell>
          <table:table-cell office:value-type="float" office:value="48642" table:style-name="ce48">
            <text:p>48.642</text:p>
          </table:table-cell>
          <table:table-cell office:value-type="percentage" office:value="0.94041450777202074" table:style-name="ce49">
            <text:p>94,0%</text:p>
          </table:table-cell>
          <table:table-cell office:value-type="float" office:value="32446" table:style-name="ce48">
            <text:p>32.446</text:p>
          </table:table-cell>
          <table:table-cell office:value-type="percentage" office:value="0.87606652986283617" table:style-name="ce49">
            <text:p>87,6%</text:p>
          </table:table-cell>
          <table:table-cell office:value-type="float" office:value="25502" table:style-name="ce48">
            <text:p>25.502</text:p>
          </table:table-cell>
          <table:table-cell office:value-type="percentage" office:value="0.84538884837233974" table:style-name="ce49">
            <text:p>84,5%</text:p>
          </table:table-cell>
          <table:table-cell office:value-type="float" office:value="25642" table:style-name="ce48">
            <text:p>25.642</text:p>
          </table:table-cell>
          <table:table-cell office:value-type="percentage" office:value="0.98680007696748129" table:style-name="ce49">
            <text:p>98,7%</text:p>
          </table:table-cell>
          <table:table-cell office:value-type="float" office:value="274078" table:style-name="ce48">
            <text:p>274.078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7370674188838247" table:style-name="ce49">
            <text:p>97,4%</text:p>
          </table:table-cell>
          <table:table-cell office:value-type="percentage" office:value="0.86685263903648602" table:style-name="ce49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021" table:style-name="ce48">
            <text:p>372.021</text:p>
          </table:table-cell>
          <table:table-cell office:value-type="percentage" office:value="1" table:style-name="ce49">
            <text:p>100,0%</text:p>
          </table:table-cell>
          <table:table-cell office:value-type="float" office:value="511151" table:style-name="ce48">
            <text:p>511.151</text:p>
          </table:table-cell>
          <table:table-cell office:value-type="percentage" office:value="0.96983398159567402" table:style-name="ce49">
            <text:p>97,0%</text:p>
          </table:table-cell>
          <table:table-cell office:value-type="float" office:value="691038" table:style-name="ce48">
            <text:p>691.038</text:p>
          </table:table-cell>
          <table:table-cell office:value-type="percentage" office:value="0.95916486457225825" table:style-name="ce49">
            <text:p>95,9%</text:p>
          </table:table-cell>
          <table:table-cell office:value-type="float" office:value="961427" table:style-name="ce48">
            <text:p>961.427</text:p>
          </table:table-cell>
          <table:table-cell office:value-type="percentage" office:value="0.97137484983718259" table:style-name="ce49">
            <text:p>97,1%</text:p>
          </table:table-cell>
          <table:table-cell office:value-type="float" office:value="1052608" table:style-name="ce48">
            <text:p>1.052.608</text:p>
          </table:table-cell>
          <table:table-cell office:value-type="percentage" office:value="0.91053456086461204" table:style-name="ce49">
            <text:p>91,1%</text:p>
          </table:table-cell>
          <table:table-cell office:value-type="float" office:value="773207" table:style-name="ce48">
            <text:p>773.207</text:p>
          </table:table-cell>
          <table:table-cell office:value-type="percentage" office:value="0.85831398111104695" table:style-name="ce49">
            <text:p>85,8%</text:p>
          </table:table-cell>
          <table:table-cell office:value-type="float" office:value="629043" table:style-name="ce48">
            <text:p>629.043</text:p>
          </table:table-cell>
          <table:table-cell office:value-type="percentage" office:value="0.85519273149463604" table:style-name="ce49">
            <text:p>85,5%</text:p>
          </table:table-cell>
          <table:table-cell office:value-type="float" office:value="537033" table:style-name="ce48">
            <text:p>537.033</text:p>
          </table:table-cell>
          <table:table-cell office:value-type="percentage" office:value="0.94094158460945443" table:style-name="ce49">
            <text:p>94,1%</text:p>
          </table:table-cell>
          <table:table-cell office:value-type="float" office:value="5527528" table:style-name="ce48">
            <text:p>5.527.528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74328728561883" table:style-name="ce49">
            <text:p>92,6%</text:p>
          </table:table-cell>
          <table:table-cell office:value-type="percentage" office:value="0.81818660865847981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956" table:style-name="ce48">
            <text:p>75.956</text:p>
          </table:table-cell>
          <table:table-cell office:value-type="percentage" office:value="1" table:style-name="ce49">
            <text:p>100,0%</text:p>
          </table:table-cell>
          <table:table-cell office:value-type="float" office:value="108314" table:style-name="ce48">
            <text:p>108.314</text:p>
          </table:table-cell>
          <table:table-cell office:value-type="percentage" office:value="1" table:style-name="ce49">
            <text:p>100,0%</text:p>
          </table:table-cell>
          <table:table-cell office:value-type="float" office:value="153997" table:style-name="ce48">
            <text:p>153.997</text:p>
          </table:table-cell>
          <table:table-cell office:value-type="percentage" office:value="1.0029698907783589" table:style-name="ce49">
            <text:p>100,3%</text:p>
          </table:table-cell>
          <table:table-cell office:value-type="float" office:value="211975" table:style-name="ce48">
            <text:p>211.975</text:p>
          </table:table-cell>
          <table:table-cell office:value-type="percentage" office:value="0.97190318335832149" table:style-name="ce49">
            <text:p>97,2%</text:p>
          </table:table-cell>
          <table:table-cell office:value-type="float" office:value="235875" table:style-name="ce48">
            <text:p>235.875</text:p>
          </table:table-cell>
          <table:table-cell office:value-type="percentage" office:value="0.93427681924045825" table:style-name="ce49">
            <text:p>93,4%</text:p>
          </table:table-cell>
          <table:table-cell office:value-type="float" office:value="171889" table:style-name="ce48">
            <text:p>171.889</text:p>
          </table:table-cell>
          <table:table-cell office:value-type="percentage" office:value="0.86344273988567066" table:style-name="ce49">
            <text:p>86,3%</text:p>
          </table:table-cell>
          <table:table-cell office:value-type="float" office:value="145587" table:style-name="ce48">
            <text:p>145.587</text:p>
          </table:table-cell>
          <table:table-cell office:value-type="percentage" office:value="0.83700032770109056" table:style-name="ce49">
            <text:p>83,7%</text:p>
          </table:table-cell>
          <table:table-cell office:value-type="float" office:value="133705" table:style-name="ce48">
            <text:p>133.705</text:p>
          </table:table-cell>
          <table:table-cell office:value-type="percentage" office:value="0.92455191680035409" table:style-name="ce49">
            <text:p>92,5%</text:p>
          </table:table-cell>
          <table:table-cell office:value-type="float" office:value="1237298" table:style-name="ce48">
            <text:p>1.237.298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904436352376341" table:style-name="ce49">
            <text:p>93,9%</text:p>
          </table:table-cell>
          <table:table-cell office:value-type="percentage" office:value="0.81773684864474749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6" table:style-name="ce48">
            <text:p>42.316</text:p>
          </table:table-cell>
          <table:table-cell office:value-type="percentage" office:value="1" table:style-name="ce49">
            <text:p>100,0%</text:p>
          </table:table-cell>
          <table:table-cell office:value-type="float" office:value="55902" table:style-name="ce48">
            <text:p>55.902</text:p>
          </table:table-cell>
          <table:table-cell office:value-type="percentage" office:value="0.98697033898305087" table:style-name="ce49">
            <text:p>98,7%</text:p>
          </table:table-cell>
          <table:table-cell office:value-type="float" office:value="72604" table:style-name="ce48">
            <text:p>72.604</text:p>
          </table:table-cell>
          <table:table-cell office:value-type="percentage" office:value="0.95948196114708606" table:style-name="ce49">
            <text:p>95,9%</text:p>
          </table:table-cell>
          <table:table-cell office:value-type="float" office:value="92566" table:style-name="ce48">
            <text:p>92.566</text:p>
          </table:table-cell>
          <table:table-cell office:value-type="percentage" office:value="0.94747077729329154" table:style-name="ce49">
            <text:p>94,7%</text:p>
          </table:table-cell>
          <table:table-cell office:value-type="float" office:value="96422" table:style-name="ce48">
            <text:p>96.422</text:p>
          </table:table-cell>
          <table:table-cell office:value-type="percentage" office:value="0.9120248195756836" table:style-name="ce49">
            <text:p>91,2%</text:p>
          </table:table-cell>
          <table:table-cell office:value-type="float" office:value="65672" table:style-name="ce48">
            <text:p>65.672</text:p>
          </table:table-cell>
          <table:table-cell office:value-type="percentage" office:value="0.85589542415514341" table:style-name="ce49">
            <text:p>85,6%</text:p>
          </table:table-cell>
          <table:table-cell office:value-type="float" office:value="59341" table:style-name="ce48">
            <text:p>59.341</text:p>
          </table:table-cell>
          <table:table-cell office:value-type="percentage" office:value="0.86248946251562453" table:style-name="ce49">
            <text:p>86,2%</text:p>
          </table:table-cell>
          <table:table-cell office:value-type="float" office:value="56065" table:style-name="ce48">
            <text:p>56.065</text:p>
          </table:table-cell>
          <table:table-cell office:value-type="percentage" office:value="0.97468750543279847" table:style-name="ce49">
            <text:p>97,5%</text:p>
          </table:table-cell>
          <table:table-cell office:value-type="float" office:value="540888" table:style-name="ce48">
            <text:p>540.888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228583149193178" table:style-name="ce49">
            <text:p>93,2%</text:p>
          </table:table-cell>
          <table:table-cell office:value-type="percentage" office:value="0.82245071116422919" table:style-name="ce49">
            <text:p>82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205" table:style-name="ce48">
            <text:p>163.205</text:p>
          </table:table-cell>
          <table:table-cell office:value-type="percentage" office:value="1.0230620713864824" table:style-name="ce49">
            <text:p>102,3%</text:p>
          </table:table-cell>
          <table:table-cell office:value-type="float" office:value="213831" table:style-name="ce48">
            <text:p>213.831</text:p>
          </table:table-cell>
          <table:table-cell office:value-type="percentage" office:value="0.9882837414381187" table:style-name="ce49">
            <text:p>98,8%</text:p>
          </table:table-cell>
          <table:table-cell office:value-type="float" office:value="277113" table:style-name="ce48">
            <text:p>277.113</text:p>
          </table:table-cell>
          <table:table-cell office:value-type="percentage" office:value="0.97519029571056048" table:style-name="ce49">
            <text:p>97,5%</text:p>
          </table:table-cell>
          <table:table-cell office:value-type="float" office:value="326127" table:style-name="ce48">
            <text:p>326.127</text:p>
          </table:table-cell>
          <table:table-cell office:value-type="percentage" office:value="0.96639671434540264" table:style-name="ce49">
            <text:p>96,6%</text:p>
          </table:table-cell>
          <table:table-cell office:value-type="float" office:value="324526" table:style-name="ce48">
            <text:p>324.526</text:p>
          </table:table-cell>
          <table:table-cell office:value-type="percentage" office:value="0.93237450583800685" table:style-name="ce49">
            <text:p>93,2%</text:p>
          </table:table-cell>
          <table:table-cell office:value-type="float" office:value="209487" table:style-name="ce48">
            <text:p>209.487</text:p>
          </table:table-cell>
          <table:table-cell office:value-type="percentage" office:value="0.88154943505796701" table:style-name="ce49">
            <text:p>88,2%</text:p>
          </table:table-cell>
          <table:table-cell office:value-type="float" office:value="173191" table:style-name="ce48">
            <text:p>173.191</text:p>
          </table:table-cell>
          <table:table-cell office:value-type="percentage" office:value="0.86936726652109531" table:style-name="ce49">
            <text:p>86,9%</text:p>
          </table:table-cell>
          <table:table-cell office:value-type="float" office:value="166630" table:style-name="ce48">
            <text:p>166.630</text:p>
          </table:table-cell>
          <table:table-cell office:value-type="percentage" office:value="0.96419912392878016" table:style-name="ce49">
            <text:p>96,4%</text:p>
          </table:table-cell>
          <table:table-cell office:value-type="float" office:value="1854110" table:style-name="ce48">
            <text:p>1.854.110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827114445036009" table:style-name="ce49">
            <text:p>94,8%</text:p>
          </table:table-cell>
          <table:table-cell office:value-type="percentage" office:value="0.84821044618529229" table:style-name="ce49">
            <text:p>84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4" table:style-name="ce48">
            <text:p>2.394</text:p>
          </table:table-cell>
          <table:table-cell office:value-type="percentage" office:value="0.84384913641170245" table:style-name="ce49">
            <text:p>84,4%</text:p>
          </table:table-cell>
          <table:table-cell office:value-type="float" office:value="3901" table:style-name="ce48">
            <text:p>3.901</text:p>
          </table:table-cell>
          <table:table-cell office:value-type="percentage" office:value="0.88578564940962756" table:style-name="ce49">
            <text:p>88,6%</text:p>
          </table:table-cell>
          <table:table-cell office:value-type="float" office:value="7651" table:style-name="ce48">
            <text:p>7.651</text:p>
          </table:table-cell>
          <table:table-cell office:value-type="percentage" office:value="0.91859767078881016" table:style-name="ce49">
            <text:p>91,9%</text:p>
          </table:table-cell>
          <table:table-cell office:value-type="float" office:value="10615" table:style-name="ce48">
            <text:p>10.615</text:p>
          </table:table-cell>
          <table:table-cell office:value-type="percentage" office:value="0.91849095786103663" table:style-name="ce49">
            <text:p>91,8%</text:p>
          </table:table-cell>
          <table:table-cell office:value-type="float" office:value="11202" table:style-name="ce48">
            <text:p>11.202</text:p>
          </table:table-cell>
          <table:table-cell office:value-type="percentage" office:value="0.90653071133770335" table:style-name="ce49">
            <text:p>90,7%</text:p>
          </table:table-cell>
          <table:table-cell office:value-type="float" office:value="9372" table:style-name="ce48">
            <text:p>9.372</text:p>
          </table:table-cell>
          <table:table-cell office:value-type="percentage" office:value="0.822177383981051" table:style-name="ce49">
            <text:p>82,2%</text:p>
          </table:table-cell>
          <table:table-cell office:value-type="float" office:value="9200" table:style-name="ce48">
            <text:p>9.200</text:p>
          </table:table-cell>
          <table:table-cell office:value-type="percentage" office:value="0.84675563736769444" table:style-name="ce49">
            <text:p>84,7%</text:p>
          </table:table-cell>
          <table:table-cell office:value-type="float" office:value="9187" table:style-name="ce48">
            <text:p>9.187</text:p>
          </table:table-cell>
          <table:table-cell office:value-type="percentage" office:value="0.98987178105807561" table:style-name="ce49">
            <text:p>99,0%</text:p>
          </table:table-cell>
          <table:table-cell office:value-type="float" office:value="63522" table:style-name="ce48">
            <text:p>63.522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943107744723986" table:style-name="ce49">
            <text:p>89,4%</text:p>
          </table:table-cell>
          <table:table-cell office:value-type="percentage" office:value="0.76058766478680984" table:style-name="ce49">
            <text:p>76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6" table:style-name="ce48">
            <text:p>2.056</text:p>
          </table:table-cell>
          <table:table-cell office:value-type="percentage" office:value="0.81879729191557149" table:style-name="ce49">
            <text:p>81,9%</text:p>
          </table:table-cell>
          <table:table-cell office:value-type="float" office:value="3370" table:style-name="ce48">
            <text:p>3.370</text:p>
          </table:table-cell>
          <table:table-cell office:value-type="percentage" office:value="0.88614251906389696" table:style-name="ce49">
            <text:p>88,6%</text:p>
          </table:table-cell>
          <table:table-cell office:value-type="float" office:value="7424" table:style-name="ce48">
            <text:p>7.424</text:p>
          </table:table-cell>
          <table:table-cell office:value-type="percentage" office:value="0.92742036227357905" table:style-name="ce49">
            <text:p>92,7%</text:p>
          </table:table-cell>
          <table:table-cell office:value-type="float" office:value="10078" table:style-name="ce48">
            <text:p>10.078</text:p>
          </table:table-cell>
          <table:table-cell office:value-type="percentage" office:value="0.9330617535413388" table:style-name="ce49">
            <text:p>93,3%</text:p>
          </table:table-cell>
          <table:table-cell office:value-type="float" office:value="10596" table:style-name="ce48">
            <text:p>10.596</text:p>
          </table:table-cell>
          <table:table-cell office:value-type="percentage" office:value="0.97006316945893989" table:style-name="ce49">
            <text:p>97,0%</text:p>
          </table:table-cell>
          <table:table-cell office:value-type="float" office:value="9160" table:style-name="ce48">
            <text:p>9.160</text:p>
          </table:table-cell>
          <table:table-cell office:value-type="percentage" office:value="0.83637691745799858" table:style-name="ce49">
            <text:p>83,6%</text:p>
          </table:table-cell>
          <table:table-cell office:value-type="float" office:value="9728" table:style-name="ce48">
            <text:p>9.728</text:p>
          </table:table-cell>
          <table:table-cell office:value-type="percentage" office:value="0.83209306303994524" table:style-name="ce49">
            <text:p>83,2%</text:p>
          </table:table-cell>
          <table:table-cell office:value-type="float" office:value="8970" table:style-name="ce48">
            <text:p>8.970</text:p>
          </table:table-cell>
          <table:table-cell office:value-type="percentage" office:value="0.93632567849686843" table:style-name="ce49">
            <text:p>93,6%</text:p>
          </table:table-cell>
          <table:table-cell office:value-type="float" office:value="61382" table:style-name="ce48">
            <text:p>61.382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9915917147628399" table:style-name="ce49">
            <text:p>89,9%</text:p>
          </table:table-cell>
          <table:table-cell office:value-type="percentage" office:value="0.73054676156244791" table:style-name="ce49">
            <text:p>73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04" table:style-name="ce48">
            <text:p>3.704</text:p>
          </table:table-cell>
          <table:table-cell office:value-type="string" table:style-name="ce49">
            <text:p>-</text:p>
          </table:table-cell>
          <table:table-cell office:value-type="float" office:value="9855" table:style-name="ce48">
            <text:p>9.855</text:p>
          </table:table-cell>
          <table:table-cell office:value-type="string" table:style-name="ce49">
            <text:p>-</text:p>
          </table:table-cell>
          <table:table-cell office:value-type="float" office:value="22757" table:style-name="ce48">
            <text:p>22.757</text:p>
          </table:table-cell>
          <table:table-cell office:value-type="string" table:style-name="ce49">
            <text:p>-</text:p>
          </table:table-cell>
          <table:table-cell office:value-type="float" office:value="32593" table:style-name="ce48">
            <text:p>32.593</text:p>
          </table:table-cell>
          <table:table-cell office:value-type="string" table:style-name="ce49">
            <text:p>-</text:p>
          </table:table-cell>
          <table:table-cell office:value-type="float" office:value="24585" table:style-name="ce48">
            <text:p>24.585</text:p>
          </table:table-cell>
          <table:table-cell office:value-type="string" table:style-name="ce49">
            <text:p>-</text:p>
          </table:table-cell>
          <table:table-cell office:value-type="float" office:value="1326" table:style-name="ce48">
            <text:p>1.326</text:p>
          </table:table-cell>
          <table:table-cell office:value-type="string" table:style-name="ce49">
            <text:p>-</text:p>
          </table:table-cell>
          <table:table-cell office:value-type="float" office:value="94862" table:style-name="ce48">
            <text:p>94.862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1" table:style-name="ce51">
            <text:p>31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11" table:style-name="ce51">
            <text:p>311</text:p>
          </table:table-cell>
          <table:table-cell office:value-type="string" table:style-name="ce52">
            <text:p>-</text:p>
          </table:table-cell>
          <table:table-cell office:value-type="float" office:value="922" table:style-name="ce51">
            <text:p>922</text:p>
          </table:table-cell>
          <table:table-cell office:value-type="string" table:style-name="ce52">
            <text:p>-</text:p>
          </table:table-cell>
          <table:table-cell office:value-type="float" office:value="1972" table:style-name="ce51">
            <text:p>1.972</text:p>
          </table:table-cell>
          <table:table-cell office:value-type="string" table:style-name="ce52">
            <text:p>-</text:p>
          </table:table-cell>
          <table:table-cell office:value-type="float" office:value="2446" table:style-name="ce51">
            <text:p>2.446</text:p>
          </table:table-cell>
          <table:table-cell office:value-type="string" table:style-name="ce52">
            <text:p>-</text:p>
          </table:table-cell>
          <table:table-cell office:value-type="float" office:value="2139" table:style-name="ce51">
            <text:p>2.139</text:p>
          </table:table-cell>
          <table:table-cell office:value-type="string" table:style-name="ce52">
            <text:p>-</text:p>
          </table:table-cell>
          <table:table-cell office:value-type="float" office:value="257" table:style-name="ce51">
            <text:p>257</text:p>
          </table:table-cell>
          <table:table-cell office:value-type="string" table:style-name="ce52">
            <text:p>-</text:p>
          </table:table-cell>
          <table:table-cell office:value-type="float" office:value="8127" table:style-name="ce51">
            <text:p>8.127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5770" table:style-name="ce55">
            <text:p>2.925.770</text:p>
          </table:table-cell>
          <table:table-cell office:value-type="percentage" office:value="1" table:style-name="ce56">
            <text:p>100,0%</text:p>
          </table:table-cell>
          <table:table-cell office:value-type="float" office:value="3952947" table:style-name="ce55">
            <text:p>3.952.947</text:p>
          </table:table-cell>
          <table:table-cell office:value-type="percentage" office:value="0.9890207962362163" table:style-name="ce56">
            <text:p>98,9%</text:p>
          </table:table-cell>
          <table:table-cell office:value-type="float" office:value="5318510" table:style-name="ce55">
            <text:p>5.318.510</text:p>
          </table:table-cell>
          <table:table-cell office:value-type="percentage" office:value="0.96565692145121518" table:style-name="ce56">
            <text:p>96,6%</text:p>
          </table:table-cell>
          <table:table-cell office:value-type="float" office:value="6771459" table:style-name="ce55">
            <text:p>6.771.459</text:p>
          </table:table-cell>
          <table:table-cell office:value-type="percentage" office:value="0.94975184137820956" table:style-name="ce56">
            <text:p>95,0%</text:p>
          </table:table-cell>
          <table:table-cell office:value-type="float" office:value="7099537" table:style-name="ce55">
            <text:p>7.099.537</text:p>
          </table:table-cell>
          <table:table-cell office:value-type="percentage" office:value="0.90823991071547361" table:style-name="ce56">
            <text:p>90,8%</text:p>
          </table:table-cell>
          <table:table-cell office:value-type="float" office:value="5063065" table:style-name="ce55">
            <text:p>5.063.065</text:p>
          </table:table-cell>
          <table:table-cell office:value-type="percentage" office:value="0.85207808119124473" table:style-name="ce56">
            <text:p>85,2%</text:p>
          </table:table-cell>
          <table:table-cell office:value-type="float" office:value="4170836" table:style-name="ce55">
            <text:p>4.170.836</text:p>
          </table:table-cell>
          <table:table-cell office:value-type="percentage" office:value="0.84693818082871619" table:style-name="ce56">
            <text:p>84,7%</text:p>
          </table:table-cell>
          <table:table-cell office:value-type="float" office:value="3818075" table:style-name="ce55">
            <text:p>3.818.075</text:p>
          </table:table-cell>
          <table:table-cell office:value-type="percentage" office:value="0.95836129963087002" table:style-name="ce56">
            <text:p>95,8%</text:p>
          </table:table-cell>
          <table:table-cell office:value-type="float" office:value="39120199" table:style-name="ce55">
            <text:p>39.120.199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734783447958902" table:style-name="ce56">
            <text:p>92,7%</text:p>
          </table:table-cell>
          <table:table-cell office:value-type="percentage" office:value="0.82534334224419714" table:style-name="ce56">
            <text:p>82,5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8859" table:style-name="ce61">
            <text:p>998.859</text:p>
          </table:table-cell>
          <table:table-cell office:value-type="percentage" office:value="0.92148809507335583" table:style-name="ce62">
            <text:p>92,1%</text:p>
          </table:table-cell>
          <table:table-cell office:value-type="float" office:value="873482" table:style-name="ce61">
            <text:p>873.482</text:p>
          </table:table-cell>
          <table:table-cell office:value-type="percentage" office:value="0.93452618492551986" table:style-name="ce62">
            <text:p>93,5%</text:p>
          </table:table-cell>
          <table:table-cell office:value-type="float" office:value="889147" table:style-name="ce61">
            <text:p>889.147</text:p>
          </table:table-cell>
          <table:table-cell office:value-type="percentage" office:value="0.72597829610281872" table:style-name="ce62">
            <text:p>72,6%</text:p>
          </table:table-cell>
          <table:table-cell office:value-type="float" office:value="719861" table:style-name="ce61">
            <text:p>719.861</text:p>
          </table:table-cell>
          <table:table-cell office:value-type="percentage" office:value="0.56607932459987376" table:style-name="ce62">
            <text:p>56,6%</text:p>
          </table:table-cell>
          <table:table-cell office:value-type="float" office:value="400023" table:style-name="ce61">
            <text:p>400.023</text:p>
          </table:table-cell>
          <table:table-cell office:value-type="percentage" office:value="0.41825122488284411" table:style-name="ce62">
            <text:p>41,8%</text:p>
          </table:table-cell>
          <table:table-cell office:value-type="float" office:value="283621" table:style-name="ce61">
            <text:p>283.621</text:p>
          </table:table-cell>
          <table:table-cell office:value-type="percentage" office:value="0.35565055030214265" table:style-name="ce62">
            <text:p>35,6%</text:p>
          </table:table-cell>
          <table:table-cell office:value-type="float" office:value="32670" table:style-name="ce61">
            <text:p>32.670</text:p>
          </table:table-cell>
          <table:table-cell office:value-type="percentage" office:value="0.19404846756949395" table:style-name="ce46">
            <text:p>19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2081" table:style-name="ce7">
            <text:p>202.081</text:p>
          </table:table-cell>
          <table:table-cell office:value-type="percentage" office:value="0.91936907426616443" table:style-name="ce49">
            <text:p>91,9%</text:p>
          </table:table-cell>
          <table:table-cell office:value-type="float" office:value="145440" table:style-name="ce7">
            <text:p>145.440</text:p>
          </table:table-cell>
          <table:table-cell office:value-type="percentage" office:value="0.93486058081684598" table:style-name="ce49">
            <text:p>93,5%</text:p>
          </table:table-cell>
          <table:table-cell office:value-type="float" office:value="142626" table:style-name="ce7">
            <text:p>142.626</text:p>
          </table:table-cell>
          <table:table-cell office:value-type="percentage" office:value="0.75661252161734904" table:style-name="ce49">
            <text:p>75,7%</text:p>
          </table:table-cell>
          <table:table-cell office:value-type="float" office:value="113211" table:style-name="ce7">
            <text:p>113.211</text:p>
          </table:table-cell>
          <table:table-cell office:value-type="percentage" office:value="0.59203342676651471" table:style-name="ce49">
            <text:p>59,2%</text:p>
          </table:table-cell>
          <table:table-cell office:value-type="float" office:value="58121" table:style-name="ce7">
            <text:p>58.121</text:p>
          </table:table-cell>
          <table:table-cell office:value-type="percentage" office:value="0.44638070734610807" table:style-name="ce49">
            <text:p>44,6%</text:p>
          </table:table-cell>
          <table:table-cell office:value-type="float" office:value="44074" table:style-name="ce7">
            <text:p>44.074</text:p>
          </table:table-cell>
          <table:table-cell office:value-type="percentage" office:value="0.406039835645717" table:style-name="ce49">
            <text:p>40,6%</text:p>
          </table:table-cell>
          <table:table-cell office:value-type="float" office:value="9903" table:style-name="ce7">
            <text:p>9.903</text:p>
          </table:table-cell>
          <table:table-cell office:value-type="percentage" office:value="0.43795329913320363" table:style-name="ce49">
            <text:p>43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2163" table:style-name="ce7">
            <text:p>192.163</text:p>
          </table:table-cell>
          <table:table-cell office:value-type="percentage" office:value="0.94513055838362381" table:style-name="ce49">
            <text:p>94,5%</text:p>
          </table:table-cell>
          <table:table-cell office:value-type="float" office:value="142837" table:style-name="ce7">
            <text:p>142.837</text:p>
          </table:table-cell>
          <table:table-cell office:value-type="percentage" office:value="0.95510561614432532" table:style-name="ce49">
            <text:p>95,5%</text:p>
          </table:table-cell>
          <table:table-cell office:value-type="float" office:value="145506" table:style-name="ce7">
            <text:p>145.506</text:p>
          </table:table-cell>
          <table:table-cell office:value-type="percentage" office:value="0.93876050013548562" table:style-name="ce49">
            <text:p>93,9%</text:p>
          </table:table-cell>
          <table:table-cell office:value-type="float" office:value="128435" table:style-name="ce7">
            <text:p>128.435</text:p>
          </table:table-cell>
          <table:table-cell office:value-type="percentage" office:value="0.8427216954824317" table:style-name="ce49">
            <text:p>84,3%</text:p>
          </table:table-cell>
          <table:table-cell office:value-type="float" office:value="63253" table:style-name="ce7">
            <text:p>63.253</text:p>
          </table:table-cell>
          <table:table-cell office:value-type="percentage" office:value="0.68800374169268086" table:style-name="ce49">
            <text:p>68,8%</text:p>
          </table:table-cell>
          <table:table-cell office:value-type="float" office:value="44698" table:style-name="ce7">
            <text:p>44.698</text:p>
          </table:table-cell>
          <table:table-cell office:value-type="percentage" office:value="0.66281121639456086" table:style-name="ce49">
            <text:p>66,3%</text:p>
          </table:table-cell>
          <table:table-cell office:value-type="float" office:value="10143" table:style-name="ce7">
            <text:p>10.143</text:p>
          </table:table-cell>
          <table:table-cell office:value-type="percentage" office:value="0.70496246872393664" table:style-name="ce49">
            <text:p>70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20353" table:style-name="ce7">
            <text:p>120.353</text:p>
          </table:table-cell>
          <table:table-cell office:value-type="percentage" office:value="0.91659812343873759" table:style-name="ce49">
            <text:p>91,7%</text:p>
          </table:table-cell>
          <table:table-cell office:value-type="float" office:value="99475" table:style-name="ce7">
            <text:p>99.475</text:p>
          </table:table-cell>
          <table:table-cell office:value-type="percentage" office:value="0.88666547820661379" table:style-name="ce49">
            <text:p>88,7%</text:p>
          </table:table-cell>
          <table:table-cell office:value-type="float" office:value="111083" table:style-name="ce7">
            <text:p>111.083</text:p>
          </table:table-cell>
          <table:table-cell office:value-type="percentage" office:value="0.72538315364673467" table:style-name="ce49">
            <text:p>72,5%</text:p>
          </table:table-cell>
          <table:table-cell office:value-type="float" office:value="85606" table:style-name="ce7">
            <text:p>85.606</text:p>
          </table:table-cell>
          <table:table-cell office:value-type="percentage" office:value="0.49505271132238049" table:style-name="ce49">
            <text:p>49,5%</text:p>
          </table:table-cell>
          <table:table-cell office:value-type="float" office:value="39935" table:style-name="ce7">
            <text:p>39.935</text:p>
          </table:table-cell>
          <table:table-cell office:value-type="percentage" office:value="0.29884756416972236" table:style-name="ce49">
            <text:p>29,9%</text:p>
          </table:table-cell>
          <table:table-cell office:value-type="float" office:value="27112" table:style-name="ce7">
            <text:p>27.112</text:p>
          </table:table-cell>
          <table:table-cell office:value-type="percentage" office:value="0.2633716073128558" table:style-name="ce49">
            <text:p>26,3%</text:p>
          </table:table-cell>
          <table:table-cell office:value-type="float" office:value="3298" table:style-name="ce7">
            <text:p>3.298</text:p>
          </table:table-cell>
          <table:table-cell office:value-type="percentage" office:value="0.16566204540888085" table:style-name="ce49">
            <text:p>16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4775" table:style-name="ce7">
            <text:p>224.775</text:p>
          </table:table-cell>
          <table:table-cell office:value-type="percentage" office:value="0.91750515337673733" table:style-name="ce49">
            <text:p>91,8%</text:p>
          </table:table-cell>
          <table:table-cell office:value-type="float" office:value="200406" table:style-name="ce7">
            <text:p>200.406</text:p>
          </table:table-cell>
          <table:table-cell office:value-type="percentage" office:value="0.88808827439510774" table:style-name="ce49">
            <text:p>88,8%</text:p>
          </table:table-cell>
          <table:table-cell office:value-type="float" office:value="246798" table:style-name="ce7">
            <text:p>246.798</text:p>
          </table:table-cell>
          <table:table-cell office:value-type="percentage" office:value="0.75983670151845417" table:style-name="ce49">
            <text:p>76,0%</text:p>
          </table:table-cell>
          <table:table-cell office:value-type="float" office:value="193106" table:style-name="ce7">
            <text:p>193.106</text:p>
          </table:table-cell>
          <table:table-cell office:value-type="percentage" office:value="0.598646499530336" table:style-name="ce49">
            <text:p>59,9%</text:p>
          </table:table-cell>
          <table:table-cell office:value-type="float" office:value="87856" table:style-name="ce7">
            <text:p>87.856</text:p>
          </table:table-cell>
          <table:table-cell office:value-type="percentage" office:value="0.37532467532467534" table:style-name="ce49">
            <text:p>37,5%</text:p>
          </table:table-cell>
          <table:table-cell office:value-type="float" office:value="52076" table:style-name="ce7">
            <text:p>52.076</text:p>
          </table:table-cell>
          <table:table-cell office:value-type="percentage" office:value="0.27103577135065082" table:style-name="ce49">
            <text:p>27,1%</text:p>
          </table:table-cell>
          <table:table-cell office:value-type="float" office:value="5799" table:style-name="ce7">
            <text:p>5.799</text:p>
          </table:table-cell>
          <table:table-cell office:value-type="percentage" office:value="0.14154950205038078" table:style-name="ce49">
            <text:p>14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2343" table:style-name="ce7">
            <text:p>92.343</text:p>
          </table:table-cell>
          <table:table-cell office:value-type="percentage" office:value="0.93841651169171669" table:style-name="ce49">
            <text:p>93,8%</text:p>
          </table:table-cell>
          <table:table-cell office:value-type="float" office:value="75858" table:style-name="ce7">
            <text:p>75.858</text:p>
          </table:table-cell>
          <table:table-cell office:value-type="percentage" office:value="0.98270568574870776" table:style-name="ce49">
            <text:p>98,3%</text:p>
          </table:table-cell>
          <table:table-cell office:value-type="float" office:value="71832" table:style-name="ce7">
            <text:p>71.832</text:p>
          </table:table-cell>
          <table:table-cell office:value-type="percentage" office:value="0.84359365825014676" table:style-name="ce49">
            <text:p>84,4%</text:p>
          </table:table-cell>
          <table:table-cell office:value-type="float" office:value="61720" table:style-name="ce7">
            <text:p>61.720</text:p>
          </table:table-cell>
          <table:table-cell office:value-type="percentage" office:value="0.69061206221327065" table:style-name="ce49">
            <text:p>69,1%</text:p>
          </table:table-cell>
          <table:table-cell office:value-type="float" office:value="31097" table:style-name="ce7">
            <text:p>31.097</text:p>
          </table:table-cell>
          <table:table-cell office:value-type="percentage" office:value="0.54731858422655189" table:style-name="ce49">
            <text:p>54,7%</text:p>
          </table:table-cell>
          <table:table-cell office:value-type="float" office:value="19684" table:style-name="ce7">
            <text:p>19.684</text:p>
          </table:table-cell>
          <table:table-cell office:value-type="percentage" office:value="0.45278678720125137" table:style-name="ce49">
            <text:p>45,3%</text:p>
          </table:table-cell>
          <table:table-cell office:value-type="float" office:value="2621" table:style-name="ce7">
            <text:p>2.621</text:p>
          </table:table-cell>
          <table:table-cell office:value-type="percentage" office:value="0.26288866599799399" table:style-name="ce49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6219" table:style-name="ce7">
            <text:p>446.219</text:p>
          </table:table-cell>
          <table:table-cell office:value-type="percentage" office:value="0.93159479231039033" table:style-name="ce49">
            <text:p>93,2%</text:p>
          </table:table-cell>
          <table:table-cell office:value-type="float" office:value="297964" table:style-name="ce7">
            <text:p>297.964</text:p>
          </table:table-cell>
          <table:table-cell office:value-type="percentage" office:value="0.91982650840446389" table:style-name="ce49">
            <text:p>92,0%</text:p>
          </table:table-cell>
          <table:table-cell office:value-type="float" office:value="308479" table:style-name="ce7">
            <text:p>308.479</text:p>
          </table:table-cell>
          <table:table-cell office:value-type="percentage" office:value="0.86775962125410355" table:style-name="ce49">
            <text:p>86,8%</text:p>
          </table:table-cell>
          <table:table-cell office:value-type="float" office:value="234773" table:style-name="ce7">
            <text:p>234.773</text:p>
          </table:table-cell>
          <table:table-cell office:value-type="percentage" office:value="0.72463709963671386" table:style-name="ce49">
            <text:p>72,5%</text:p>
          </table:table-cell>
          <table:table-cell office:value-type="float" office:value="126372" table:style-name="ce7">
            <text:p>126.372</text:p>
          </table:table-cell>
          <table:table-cell office:value-type="percentage" office:value="0.58407668629426612" table:style-name="ce49">
            <text:p>58,4%</text:p>
          </table:table-cell>
          <table:table-cell office:value-type="float" office:value="95562" table:style-name="ce7">
            <text:p>95.562</text:p>
          </table:table-cell>
          <table:table-cell office:value-type="percentage" office:value="0.53532235747536594" table:style-name="ce49">
            <text:p>53,5%</text:p>
          </table:table-cell>
          <table:table-cell office:value-type="float" office:value="12197" table:style-name="ce7">
            <text:p>12.197</text:p>
          </table:table-cell>
          <table:table-cell office:value-type="percentage" office:value="0.32635860112915743" table:style-name="ce49">
            <text:p>32,6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4626" table:style-name="ce7">
            <text:p>274.626</text:p>
          </table:table-cell>
          <table:table-cell office:value-type="percentage" office:value="0.92993630573248409" table:style-name="ce49">
            <text:p>93,0%</text:p>
          </table:table-cell>
          <table:table-cell office:value-type="float" office:value="211000" table:style-name="ce7">
            <text:p>211.000</text:p>
          </table:table-cell>
          <table:table-cell office:value-type="percentage" office:value="0.94585750275688329" table:style-name="ce49">
            <text:p>94,6%</text:p>
          </table:table-cell>
          <table:table-cell office:value-type="float" office:value="232733" table:style-name="ce7">
            <text:p>232.733</text:p>
          </table:table-cell>
          <table:table-cell office:value-type="percentage" office:value="0.81208215277680851" table:style-name="ce49">
            <text:p>81,2%</text:p>
          </table:table-cell>
          <table:table-cell office:value-type="float" office:value="189509" table:style-name="ce7">
            <text:p>189.509</text:p>
          </table:table-cell>
          <table:table-cell office:value-type="percentage" office:value="0.66008470975067746" table:style-name="ce49">
            <text:p>66,0%</text:p>
          </table:table-cell>
          <table:table-cell office:value-type="float" office:value="101649" table:style-name="ce7">
            <text:p>101.649</text:p>
          </table:table-cell>
          <table:table-cell office:value-type="percentage" office:value="0.49142357115921992" table:style-name="ce49">
            <text:p>49,1%</text:p>
          </table:table-cell>
          <table:table-cell office:value-type="float" office:value="74426" table:style-name="ce7">
            <text:p>74.426</text:p>
          </table:table-cell>
          <table:table-cell office:value-type="percentage" office:value="0.42644160249358271" table:style-name="ce49">
            <text:p>42,6%</text:p>
          </table:table-cell>
          <table:table-cell office:value-type="float" office:value="10821" table:style-name="ce7">
            <text:p>10.821</text:p>
          </table:table-cell>
          <table:table-cell office:value-type="percentage" office:value="0.29367384047547967" table:style-name="ce49">
            <text:p>29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8662" table:style-name="ce7">
            <text:p>978.662</text:p>
          </table:table-cell>
          <table:table-cell office:value-type="percentage" office:value="0.91094422798039354" table:style-name="ce49">
            <text:p>91,1%</text:p>
          </table:table-cell>
          <table:table-cell office:value-type="float" office:value="734716" table:style-name="ce7">
            <text:p>734.716</text:p>
          </table:table-cell>
          <table:table-cell office:value-type="percentage" office:value="0.91565262040189632" table:style-name="ce49">
            <text:p>91,6%</text:p>
          </table:table-cell>
          <table:table-cell office:value-type="float" office:value="794625" table:style-name="ce7">
            <text:p>794.625</text:p>
          </table:table-cell>
          <table:table-cell office:value-type="percentage" office:value="0.76410658307210033" table:style-name="ce49">
            <text:p>76,4%</text:p>
          </table:table-cell>
          <table:table-cell office:value-type="float" office:value="687982" table:style-name="ce7">
            <text:p>687.982</text:p>
          </table:table-cell>
          <table:table-cell office:value-type="percentage" office:value="0.59498675946857993" table:style-name="ce49">
            <text:p>59,5%</text:p>
          </table:table-cell>
          <table:table-cell office:value-type="float" office:value="357875" table:style-name="ce7">
            <text:p>357.875</text:p>
          </table:table-cell>
          <table:table-cell office:value-type="percentage" office:value="0.43670986479230733" table:style-name="ce49">
            <text:p>43,7%</text:p>
          </table:table-cell>
          <table:table-cell office:value-type="float" office:value="244731" table:style-name="ce7">
            <text:p>244.731</text:p>
          </table:table-cell>
          <table:table-cell office:value-type="percentage" office:value="0.35760460107370073" table:style-name="ce49">
            <text:p>35,8%</text:p>
          </table:table-cell>
          <table:table-cell office:value-type="float" office:value="33065" table:style-name="ce7">
            <text:p>33.065</text:p>
          </table:table-cell>
          <table:table-cell office:value-type="percentage" office:value="0.23280948558714601" table:style-name="ce49">
            <text:p>23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84506" table:style-name="ce7">
            <text:p>684.506</text:p>
          </table:table-cell>
          <table:table-cell office:value-type="percentage" office:value="0.93618796355942524" table:style-name="ce49">
            <text:p>93,6%</text:p>
          </table:table-cell>
          <table:table-cell office:value-type="float" office:value="558589" table:style-name="ce7">
            <text:p>558.589</text:p>
          </table:table-cell>
          <table:table-cell office:value-type="percentage" office:value="0.96369759381399545" table:style-name="ce49">
            <text:p>96,4%</text:p>
          </table:table-cell>
          <table:table-cell office:value-type="float" office:value="609839" table:style-name="ce7">
            <text:p>609.839</text:p>
          </table:table-cell>
          <table:table-cell office:value-type="percentage" office:value="0.83131674441303083" table:style-name="ce49">
            <text:p>83,1%</text:p>
          </table:table-cell>
          <table:table-cell office:value-type="float" office:value="533318" table:style-name="ce7">
            <text:p>533.318</text:p>
          </table:table-cell>
          <table:table-cell office:value-type="percentage" office:value="0.69285563028507069" table:style-name="ce49">
            <text:p>69,3%</text:p>
          </table:table-cell>
          <table:table-cell office:value-type="float" office:value="293930" table:style-name="ce7">
            <text:p>293.930</text:p>
          </table:table-cell>
          <table:table-cell office:value-type="percentage" office:value="0.55437675287957922" table:style-name="ce49">
            <text:p>55,4%</text:p>
          </table:table-cell>
          <table:table-cell office:value-type="float" office:value="226713" table:style-name="ce7">
            <text:p>226.713</text:p>
          </table:table-cell>
          <table:table-cell office:value-type="percentage" office:value="0.50722990493620279" table:style-name="ce49">
            <text:p>50,7%</text:p>
          </table:table-cell>
          <table:table-cell office:value-type="float" office:value="47395" table:style-name="ce7">
            <text:p>47.395</text:p>
          </table:table-cell>
          <table:table-cell office:value-type="percentage" office:value="0.4965114817298022" table:style-name="ce49">
            <text:p>49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957" table:style-name="ce7">
            <text:p>154.957</text:p>
          </table:table-cell>
          <table:table-cell office:value-type="percentage" office:value="0.89334017456675396" table:style-name="ce49">
            <text:p>89,3%</text:p>
          </table:table-cell>
          <table:table-cell office:value-type="float" office:value="127438" table:style-name="ce7">
            <text:p>127.438</text:p>
          </table:table-cell>
          <table:table-cell office:value-type="percentage" office:value="0.95899523655436569" table:style-name="ce49">
            <text:p>95,9%</text:p>
          </table:table-cell>
          <table:table-cell office:value-type="float" office:value="135455" table:style-name="ce7">
            <text:p>135.455</text:p>
          </table:table-cell>
          <table:table-cell office:value-type="percentage" office:value="0.83823238198965322" table:style-name="ce49">
            <text:p>83,8%</text:p>
          </table:table-cell>
          <table:table-cell office:value-type="float" office:value="105904" table:style-name="ce7">
            <text:p>105.904</text:p>
          </table:table-cell>
          <table:table-cell office:value-type="percentage" office:value="0.72419923958532784" table:style-name="ce49">
            <text:p>72,4%</text:p>
          </table:table-cell>
          <table:table-cell office:value-type="float" office:value="70502" table:style-name="ce7">
            <text:p>70.502</text:p>
          </table:table-cell>
          <table:table-cell office:value-type="percentage" office:value="0.62193562046242468" table:style-name="ce49">
            <text:p>62,2%</text:p>
          </table:table-cell>
          <table:table-cell office:value-type="float" office:value="48779" table:style-name="ce7">
            <text:p>48.779</text:p>
          </table:table-cell>
          <table:table-cell office:value-type="percentage" office:value="0.52132696356621455" table:style-name="ce49">
            <text:p>52,1%</text:p>
          </table:table-cell>
          <table:table-cell office:value-type="float" office:value="5829" table:style-name="ce7">
            <text:p>5.829</text:p>
          </table:table-cell>
          <table:table-cell office:value-type="percentage" office:value="0.30283665835411472" table:style-name="ce49">
            <text:p>30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7796" table:style-name="ce7">
            <text:p>507.796</text:p>
          </table:table-cell>
          <table:table-cell office:value-type="percentage" office:value="0.95216272772956712" table:style-name="ce49">
            <text:p>95,2%</text:p>
          </table:table-cell>
          <table:table-cell office:value-type="float" office:value="338103" table:style-name="ce7">
            <text:p>338.103</text:p>
          </table:table-cell>
          <table:table-cell office:value-type="percentage" office:value="0.97103855112339055" table:style-name="ce49">
            <text:p>97,1%</text:p>
          </table:table-cell>
          <table:table-cell office:value-type="float" office:value="377598" table:style-name="ce7">
            <text:p>377.598</text:p>
          </table:table-cell>
          <table:table-cell office:value-type="percentage" office:value="0.96071137797679629" table:style-name="ce49">
            <text:p>96,1%</text:p>
          </table:table-cell>
          <table:table-cell office:value-type="float" office:value="388530" table:style-name="ce7">
            <text:p>388.530</text:p>
          </table:table-cell>
          <table:table-cell office:value-type="percentage" office:value="0.94435194749954432" table:style-name="ce49">
            <text:p>94,4%</text:p>
          </table:table-cell>
          <table:table-cell office:value-type="float" office:value="203237" table:style-name="ce7">
            <text:p>203.237</text:p>
          </table:table-cell>
          <table:table-cell office:value-type="percentage" office:value="0.75987811261497051" table:style-name="ce49">
            <text:p>76,0%</text:p>
          </table:table-cell>
          <table:table-cell office:value-type="float" office:value="146576" table:style-name="ce7">
            <text:p>146.576</text:p>
          </table:table-cell>
          <table:table-cell office:value-type="percentage" office:value="0.72354268169275504" table:style-name="ce49">
            <text:p>72,4%</text:p>
          </table:table-cell>
          <table:table-cell office:value-type="float" office:value="21792" table:style-name="ce7">
            <text:p>21.792</text:p>
          </table:table-cell>
          <table:table-cell office:value-type="percentage" office:value="0.52228932988208221" table:style-name="ce49">
            <text:p>52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5972" table:style-name="ce7">
            <text:p>45.972</text:p>
          </table:table-cell>
          <table:table-cell office:value-type="percentage" office:value="0.82339876773176668" table:style-name="ce49">
            <text:p>82,3%</text:p>
          </table:table-cell>
          <table:table-cell office:value-type="float" office:value="36891" table:style-name="ce7">
            <text:p>36.891</text:p>
          </table:table-cell>
          <table:table-cell office:value-type="percentage" office:value="0.92908051477069531" table:style-name="ce49">
            <text:p>92,9%</text:p>
          </table:table-cell>
          <table:table-cell office:value-type="float" office:value="37404" table:style-name="ce7">
            <text:p>37.404</text:p>
          </table:table-cell>
          <table:table-cell office:value-type="percentage" office:value="0.80773965059278297" table:style-name="ce49">
            <text:p>80,8%</text:p>
          </table:table-cell>
          <table:table-cell office:value-type="float" office:value="33512" table:style-name="ce7">
            <text:p>33.512</text:p>
          </table:table-cell>
          <table:table-cell office:value-type="percentage" office:value="0.68895193454216519" table:style-name="ce49">
            <text:p>68,9%</text:p>
          </table:table-cell>
          <table:table-cell office:value-type="float" office:value="17246" table:style-name="ce7">
            <text:p>17.246</text:p>
          </table:table-cell>
          <table:table-cell office:value-type="percentage" office:value="0.53152931023855021" table:style-name="ce49">
            <text:p>53,2%</text:p>
          </table:table-cell>
          <table:table-cell office:value-type="float" office:value="11332" table:style-name="ce7">
            <text:p>11.332</text:p>
          </table:table-cell>
          <table:table-cell office:value-type="percentage" office:value="0.4443573053093875" table:style-name="ce49">
            <text:p>44,4%</text:p>
          </table:table-cell>
          <table:table-cell office:value-type="float" office:value="1733" table:style-name="ce7">
            <text:p>1.733</text:p>
          </table:table-cell>
          <table:table-cell office:value-type="percentage" office:value="0.31185891668166277" table:style-name="ce49">
            <text:p>31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32775" table:style-name="ce7">
            <text:p>832.775</text:p>
          </table:table-cell>
          <table:table-cell office:value-type="percentage" office:value="0.9429363702653617" table:style-name="ce49">
            <text:p>94,3%</text:p>
          </table:table-cell>
          <table:table-cell office:value-type="float" office:value="627329" table:style-name="ce7">
            <text:p>627.329</text:p>
          </table:table-cell>
          <table:table-cell office:value-type="percentage" office:value="0.90780680657214219" table:style-name="ce49">
            <text:p>90,8%</text:p>
          </table:table-cell>
          <table:table-cell office:value-type="float" office:value="718961" table:style-name="ce7">
            <text:p>718.961</text:p>
          </table:table-cell>
          <table:table-cell office:value-type="percentage" office:value="0.74780612568608951" table:style-name="ce49">
            <text:p>74,8%</text:p>
          </table:table-cell>
          <table:table-cell office:value-type="float" office:value="625424" table:style-name="ce7">
            <text:p>625.424</text:p>
          </table:table-cell>
          <table:table-cell office:value-type="percentage" office:value="0.59416610932084879" table:style-name="ce49">
            <text:p>59,4%</text:p>
          </table:table-cell>
          <table:table-cell office:value-type="float" office:value="358383" table:style-name="ce7">
            <text:p>358.383</text:p>
          </table:table-cell>
          <table:table-cell office:value-type="percentage" office:value="0.4635020117510576" table:style-name="ce49">
            <text:p>46,4%</text:p>
          </table:table-cell>
          <table:table-cell office:value-type="float" office:value="256189" table:style-name="ce7">
            <text:p>256.189</text:p>
          </table:table-cell>
          <table:table-cell office:value-type="percentage" office:value="0.40726786563080741" table:style-name="ce49">
            <text:p>40,7%</text:p>
          </table:table-cell>
          <table:table-cell office:value-type="float" office:value="28910" table:style-name="ce7">
            <text:p>28.910</text:p>
          </table:table-cell>
          <table:table-cell office:value-type="percentage" office:value="0.2349279613843766" table:style-name="ce49">
            <text:p>23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1625" table:style-name="ce7">
            <text:p>161.625</text:p>
          </table:table-cell>
          <table:table-cell office:value-type="percentage" office:value="0.87710967601888534" table:style-name="ce49">
            <text:p>87,7%</text:p>
          </table:table-cell>
          <table:table-cell office:value-type="float" office:value="134265" table:style-name="ce7">
            <text:p>134.265</text:p>
          </table:table-cell>
          <table:table-cell office:value-type="percentage" office:value="0.8718676337850737" table:style-name="ce49">
            <text:p>87,2%</text:p>
          </table:table-cell>
          <table:table-cell office:value-type="float" office:value="154068" table:style-name="ce7">
            <text:p>154.068</text:p>
          </table:table-cell>
          <table:table-cell office:value-type="percentage" office:value="0.72682155914612567" table:style-name="ce49">
            <text:p>72,7%</text:p>
          </table:table-cell>
          <table:table-cell office:value-type="float" office:value="133894" table:style-name="ce7">
            <text:p>133.894</text:p>
          </table:table-cell>
          <table:table-cell office:value-type="percentage" office:value="0.56764811870694221" table:style-name="ce49">
            <text:p>56,8%</text:p>
          </table:table-cell>
          <table:table-cell office:value-type="float" office:value="65390" table:style-name="ce7">
            <text:p>65.390</text:p>
          </table:table-cell>
          <table:table-cell office:value-type="percentage" office:value="0.38041992215906778" table:style-name="ce49">
            <text:p>38,0%</text:p>
          </table:table-cell>
          <table:table-cell office:value-type="float" office:value="48394" table:style-name="ce7">
            <text:p>48.394</text:p>
          </table:table-cell>
          <table:table-cell office:value-type="percentage" office:value="0.33240605273822527" table:style-name="ce49">
            <text:p>33,2%</text:p>
          </table:table-cell>
          <table:table-cell office:value-type="float" office:value="5786" table:style-name="ce7">
            <text:p>5.786</text:p>
          </table:table-cell>
          <table:table-cell office:value-type="percentage" office:value="0.1890664313956148" table:style-name="ce49">
            <text:p>18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259" table:style-name="ce7">
            <text:p>93.259</text:p>
          </table:table-cell>
          <table:table-cell office:value-type="percentage" office:value="0.94951027306603675" table:style-name="ce49">
            <text:p>95,0%</text:p>
          </table:table-cell>
          <table:table-cell office:value-type="float" office:value="71633" table:style-name="ce7">
            <text:p>71.633</text:p>
          </table:table-cell>
          <table:table-cell office:value-type="percentage" office:value="0.98662608120764694" table:style-name="ce49">
            <text:p>98,7%</text:p>
          </table:table-cell>
          <table:table-cell office:value-type="float" office:value="76054" table:style-name="ce7">
            <text:p>76.054</text:p>
          </table:table-cell>
          <table:table-cell office:value-type="percentage" office:value="0.82161916902534404" table:style-name="ce49">
            <text:p>82,2%</text:p>
          </table:table-cell>
          <table:table-cell office:value-type="float" office:value="63758" table:style-name="ce7">
            <text:p>63.758</text:p>
          </table:table-cell>
          <table:table-cell office:value-type="percentage" office:value="0.66123913629669573" table:style-name="ce49">
            <text:p>66,1%</text:p>
          </table:table-cell>
          <table:table-cell office:value-type="float" office:value="32516" table:style-name="ce7">
            <text:p>32.516</text:p>
          </table:table-cell>
          <table:table-cell office:value-type="percentage" office:value="0.49512729930564015" table:style-name="ce49">
            <text:p>49,5%</text:p>
          </table:table-cell>
          <table:table-cell office:value-type="float" office:value="24812" table:style-name="ce7">
            <text:p>24.812</text:p>
          </table:table-cell>
          <table:table-cell office:value-type="percentage" office:value="0.41812574779663303" table:style-name="ce49">
            <text:p>41,8%</text:p>
          </table:table-cell>
          <table:table-cell office:value-type="float" office:value="3546" table:style-name="ce7">
            <text:p>3.546</text:p>
          </table:table-cell>
          <table:table-cell office:value-type="percentage" office:value="0.26553841545604312" table:style-name="ce49">
            <text:p>26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4399" table:style-name="ce7">
            <text:p>344.399</text:p>
          </table:table-cell>
          <table:table-cell office:value-type="percentage" office:value="0.91343797409265959" table:style-name="ce49">
            <text:p>91,3%</text:p>
          </table:table-cell>
          <table:table-cell office:value-type="float" office:value="254642" table:style-name="ce7">
            <text:p>254.642</text:p>
          </table:table-cell>
          <table:table-cell office:value-type="percentage" office:value="0.91891033621663365" table:style-name="ce49">
            <text:p>91,9%</text:p>
          </table:table-cell>
          <table:table-cell office:value-type="float" office:value="263607" table:style-name="ce7">
            <text:p>263.607</text:p>
          </table:table-cell>
          <table:table-cell office:value-type="percentage" office:value="0.80829554130752745" table:style-name="ce49">
            <text:p>80,8%</text:p>
          </table:table-cell>
          <table:table-cell office:value-type="float" office:value="192995" table:style-name="ce7">
            <text:p>192.995</text:p>
          </table:table-cell>
          <table:table-cell office:value-type="percentage" office:value="0.5946981135563868" table:style-name="ce49">
            <text:p>59,5%</text:p>
          </table:table-cell>
          <table:table-cell office:value-type="float" office:value="85010" table:style-name="ce7">
            <text:p>85.010</text:p>
          </table:table-cell>
          <table:table-cell office:value-type="percentage" office:value="0.40580083728345911" table:style-name="ce49">
            <text:p>40,6%</text:p>
          </table:table-cell>
          <table:table-cell office:value-type="float" office:value="58036" table:style-name="ce7">
            <text:p>58.036</text:p>
          </table:table-cell>
          <table:table-cell office:value-type="percentage" office:value="0.33509824413508787" table:style-name="ce49">
            <text:p>33,5%</text:p>
          </table:table-cell>
          <table:table-cell office:value-type="float" office:value="10130" table:style-name="ce7">
            <text:p>10.130</text:p>
          </table:table-cell>
          <table:table-cell office:value-type="percentage" office:value="0.26380208333333333" table:style-name="ce49">
            <text:p>26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698" table:style-name="ce7">
            <text:p>5.698</text:p>
          </table:table-cell>
          <table:table-cell office:value-type="percentage" office:value="0.90516282764098488" table:style-name="ce49">
            <text:p>90,5%</text:p>
          </table:table-cell>
          <table:table-cell office:value-type="float" office:value="7260" table:style-name="ce7">
            <text:p>7.260</text:p>
          </table:table-cell>
          <table:table-cell office:value-type="percentage" office:value="0.94889556920663964" table:style-name="ce49">
            <text:p>94,9%</text:p>
          </table:table-cell>
          <table:table-cell office:value-type="float" office:value="9106" table:style-name="ce7">
            <text:p>9.106</text:p>
          </table:table-cell>
          <table:table-cell office:value-type="percentage" office:value="0.85784267545925574" table:style-name="ce49">
            <text:p>85,8%</text:p>
          </table:table-cell>
          <table:table-cell office:value-type="float" office:value="8693" table:style-name="ce7">
            <text:p>8.693</text:p>
          </table:table-cell>
          <table:table-cell office:value-type="percentage" office:value="0.77602213890376714" table:style-name="ce49">
            <text:p>77,6%</text:p>
          </table:table-cell>
          <table:table-cell office:value-type="float" office:value="6038" table:style-name="ce7">
            <text:p>6.038</text:p>
          </table:table-cell>
          <table:table-cell office:value-type="percentage" office:value="0.64425949637217239" table:style-name="ce49">
            <text:p>64,4%</text:p>
          </table:table-cell>
          <table:table-cell office:value-type="float" office:value="4847" table:style-name="ce7">
            <text:p>4.847</text:p>
          </table:table-cell>
          <table:table-cell office:value-type="percentage" office:value="0.52684782608695657" table:style-name="ce49">
            <text:p>52,7%</text:p>
          </table:table-cell>
          <table:table-cell office:value-type="float" office:value="865" table:style-name="ce7">
            <text:p>865</text:p>
          </table:table-cell>
          <table:table-cell office:value-type="percentage" office:value="0.37494581707845687" table:style-name="ce49">
            <text:p>37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501" table:style-name="ce7">
            <text:p>4.501</text:p>
          </table:table-cell>
          <table:table-cell office:value-type="percentage" office:value="0.82952451161076302" table:style-name="ce49">
            <text:p>83,0%</text:p>
          </table:table-cell>
          <table:table-cell office:value-type="float" office:value="6073" table:style-name="ce7">
            <text:p>6.073</text:p>
          </table:table-cell>
          <table:table-cell office:value-type="percentage" office:value="0.81802262931034486" table:style-name="ce49">
            <text:p>81,8%</text:p>
          </table:table-cell>
          <table:table-cell office:value-type="float" office:value="7846" table:style-name="ce7">
            <text:p>7.846</text:p>
          </table:table-cell>
          <table:table-cell office:value-type="percentage" office:value="0.77852748561222462" table:style-name="ce49">
            <text:p>77,9%</text:p>
          </table:table-cell>
          <table:table-cell office:value-type="float" office:value="7560" table:style-name="ce7">
            <text:p>7.560</text:p>
          </table:table-cell>
          <table:table-cell office:value-type="percentage" office:value="0.71347678369195922" table:style-name="ce49">
            <text:p>71,3%</text:p>
          </table:table-cell>
          <table:table-cell office:value-type="float" office:value="4806" table:style-name="ce7">
            <text:p>4.806</text:p>
          </table:table-cell>
          <table:table-cell office:value-type="percentage" office:value="0.52467248908296948" table:style-name="ce49">
            <text:p>52,5%</text:p>
          </table:table-cell>
          <table:table-cell office:value-type="float" office:value="4141" table:style-name="ce7">
            <text:p>4.141</text:p>
          </table:table-cell>
          <table:table-cell office:value-type="percentage" office:value="0.42567845394736842" table:style-name="ce49">
            <text:p>42,6%</text:p>
          </table:table-cell>
          <table:table-cell office:value-type="float" office:value="863" table:style-name="ce7">
            <text:p>863</text:p>
          </table:table-cell>
          <table:table-cell office:value-type="percentage" office:value="0.35988323603002503" table:style-name="ce49">
            <text:p>36,0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72" table:style-name="ce7">
            <text:p>2.372</text:p>
          </table:table-cell>
          <table:table-cell office:value-type="percentage" office:value="0.64038876889848817" table:style-name="ce49">
            <text:p>64,0%</text:p>
          </table:table-cell>
          <table:table-cell office:value-type="float" office:value="7379" table:style-name="ce7">
            <text:p>7.379</text:p>
          </table:table-cell>
          <table:table-cell office:value-type="percentage" office:value="0.74875697615423642" table:style-name="ce49">
            <text:p>74,9%</text:p>
          </table:table-cell>
          <table:table-cell office:value-type="float" office:value="15157" table:style-name="ce7">
            <text:p>15.157</text:p>
          </table:table-cell>
          <table:table-cell office:value-type="percentage" office:value="0.66603682383442453" table:style-name="ce49">
            <text:p>66,6%</text:p>
          </table:table-cell>
          <table:table-cell office:value-type="float" office:value="15151" table:style-name="ce7">
            <text:p>15.151</text:p>
          </table:table-cell>
          <table:table-cell office:value-type="percentage" office:value="0.46485441659251986" table:style-name="ce49">
            <text:p>46,5%</text:p>
          </table:table-cell>
          <table:table-cell office:value-type="float" office:value="10769" table:style-name="ce7">
            <text:p>10.769</text:p>
          </table:table-cell>
          <table:table-cell office:value-type="percentage" office:value="0.43803131991051453" table:style-name="ce49">
            <text:p>43,8%</text:p>
          </table:table-cell>
          <table:table-cell office:value-type="float" office:value="210" table:style-name="ce7">
            <text:p>210</text:p>
          </table:table-cell>
          <table:table-cell office:value-type="percentage" office:value="0.16079632465543645" table:style-name="ce49">
            <text:p>16,1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77" table:style-name="ce7">
            <text:p>77</text:p>
          </table:table-cell>
          <table:table-cell office:value-type="percentage" office:value="0.96250000000000002" table:style-name="ce52">
            <text:p>96,3%</text:p>
          </table:table-cell>
          <table:table-cell office:value-type="float" office:value="298" table:style-name="ce7">
            <text:p>298</text:p>
          </table:table-cell>
          <table:table-cell office:value-type="percentage" office:value="0.95819935691318325" table:style-name="ce52">
            <text:p>95,8%</text:p>
          </table:table-cell>
          <table:table-cell office:value-type="float" office:value="696" table:style-name="ce7">
            <text:p>696</text:p>
          </table:table-cell>
          <table:table-cell office:value-type="percentage" office:value="0.75488069414316705" table:style-name="ce52">
            <text:p>75,5%</text:p>
          </table:table-cell>
          <table:table-cell office:value-type="float" office:value="928" table:style-name="ce7">
            <text:p>928</text:p>
          </table:table-cell>
          <table:table-cell office:value-type="percentage" office:value="0.47058823529411764" table:style-name="ce52">
            <text:p>47,1%</text:p>
          </table:table-cell>
          <table:table-cell office:value-type="float" office:value="1152" table:style-name="ce7">
            <text:p>1.152</text:p>
          </table:table-cell>
          <table:table-cell office:value-type="percentage" office:value="0.47097301717089124" table:style-name="ce52">
            <text:p>47,1%</text:p>
          </table:table-cell>
          <table:table-cell office:value-type="float" office:value="922" table:style-name="ce7">
            <text:p>922</text:p>
          </table:table-cell>
          <table:table-cell office:value-type="percentage" office:value="0.4310425432445068" table:style-name="ce52">
            <text:p>43,1%</text:p>
          </table:table-cell>
          <table:table-cell office:value-type="float" office:value="20" table:style-name="ce7">
            <text:p>20</text:p>
          </table:table-cell>
          <table:table-cell office:value-type="percentage" office:value="0.11627906976744186" table:style-name="ce52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65653" table:style-name="ce66">
            <text:p>6.365.653</text:p>
          </table:table-cell>
          <table:table-cell office:value-type="percentage" office:value="0.92541283498070936" table:style-name="ce67">
            <text:p>92,54%</text:p>
          </table:table-cell>
          <table:table-cell office:value-type="float" office:value="4946071" table:style-name="ce66">
            <text:p>4.946.071</text:p>
          </table:table-cell>
          <table:table-cell office:value-type="percentage" office:value="0.92997305636353034" table:style-name="ce67">
            <text:p>93,00%</text:p>
          </table:table-cell>
          <table:table-cell office:value-type="float" office:value="5340842" table:style-name="ce66">
            <text:p>5.340.842</text:p>
          </table:table-cell>
          <table:table-cell office:value-type="percentage" office:value="0.78872839664243699" table:style-name="ce67">
            <text:p>78,87%</text:p>
          </table:table-cell>
          <table:table-cell office:value-type="float" office:value="4523876" table:style-name="ce66">
            <text:p>4.523.876</text:p>
          </table:table-cell>
          <table:table-cell office:value-type="percentage" office:value="0.63720718689120148" table:style-name="ce67">
            <text:p>63,72%</text:p>
          </table:table-cell>
          <table:table-cell office:value-type="float" office:value="2419542" table:style-name="ce66">
            <text:p>2.419.542</text:p>
          </table:table-cell>
          <table:table-cell office:value-type="percentage" office:value="0.47788088835517617" table:style-name="ce67">
            <text:p>47,79%</text:p>
          </table:table-cell>
          <table:table-cell office:value-type="float" office:value="1727494" table:style-name="ce66">
            <text:p>1.727.494</text:p>
          </table:table-cell>
          <table:table-cell office:value-type="percentage" office:value="0.4141841108113577" table:style-name="ce67">
            <text:p>41,42%</text:p>
          </table:table-cell>
          <table:table-cell office:value-type="float" office:value="247596" table:style-name="ce66">
            <text:p>247.596</text:p>
          </table:table-cell>
          <table:table-cell office:value-type="percentage" office:value="0.28589573643589872" table:style-name="ce67">
            <text:p>28,59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50225" table:style-name="ce8">
            <text:p>450.225</text:p>
          </table:table-cell>
          <table:table-cell office:value-type="percentage" office:value="0.61820740791596585" table:style-name="ce77">
            <text:p>61,8%</text:p>
          </table:table-cell>
          <table:table-cell office:value-type="float" office:value="362028" table:style-name="ce8">
            <text:p>362.028</text:p>
          </table:table-cell>
          <table:table-cell office:value-type="percentage" office:value="0.49710342933644569" table:style-name="ce77">
            <text:p>49,7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5382" table:style-name="ce8">
            <text:p>55.382</text:p>
          </table:table-cell>
          <table:table-cell office:value-type="percentage" office:value="0.53375096376252895" table:style-name="ce77">
            <text:p>53,4%</text:p>
          </table:table-cell>
          <table:table-cell office:value-type="float" office:value="45764" table:style-name="ce8">
            <text:p>45.764</text:p>
          </table:table-cell>
          <table:table-cell office:value-type="percentage" office:value="0.44105628373168854" table:style-name="ce77">
            <text:p>44,1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4168" table:style-name="ce8">
            <text:p>44.168</text:p>
          </table:table-cell>
          <table:table-cell office:value-type="percentage" office:value="0.7103362871709098" table:style-name="ce77">
            <text:p>71,0%</text:p>
          </table:table-cell>
          <table:table-cell office:value-type="float" office:value="38741" table:style-name="ce8">
            <text:p>38.741</text:p>
          </table:table-cell>
          <table:table-cell office:value-type="percentage" office:value="0.62305601569661784" table:style-name="ce77">
            <text:p>62,3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941" table:style-name="ce8">
            <text:p>33.941</text:p>
          </table:table-cell>
          <table:table-cell office:value-type="percentage" office:value="0.34696693995215799" table:style-name="ce77">
            <text:p>34,7%</text:p>
          </table:table-cell>
          <table:table-cell office:value-type="float" office:value="26447" table:style-name="ce8">
            <text:p>26.447</text:p>
          </table:table-cell>
          <table:table-cell office:value-type="percentage" office:value="0.27035840608452089" table:style-name="ce77">
            <text:p>27,0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80942" table:style-name="ce8">
            <text:p>80.942</text:p>
          </table:table-cell>
          <table:table-cell office:value-type="percentage" office:value="0.51851329882642339" table:style-name="ce77">
            <text:p>51,9%</text:p>
          </table:table-cell>
          <table:table-cell office:value-type="float" office:value="62048" table:style-name="ce8">
            <text:p>62.048</text:p>
          </table:table-cell>
          <table:table-cell office:value-type="percentage" office:value="0.39747860400758467" table:style-name="ce77">
            <text:p>39,7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6085" table:style-name="ce8">
            <text:p>26.085</text:p>
          </table:table-cell>
          <table:table-cell office:value-type="percentage" office:value="0.60760289767301023" table:style-name="ce77">
            <text:p>60,8%</text:p>
          </table:table-cell>
          <table:table-cell office:value-type="float" office:value="23465" table:style-name="ce8">
            <text:p>23.465</text:p>
          </table:table-cell>
          <table:table-cell office:value-type="percentage" office:value="0.54657473620460739" table:style-name="ce77">
            <text:p>54,7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5484" table:style-name="ce8">
            <text:p>105.484</text:p>
          </table:table-cell>
          <table:table-cell office:value-type="percentage" office:value="0.66447869881005628" table:style-name="ce77">
            <text:p>66,4%</text:p>
          </table:table-cell>
          <table:table-cell office:value-type="float" office:value="95988" table:style-name="ce8">
            <text:p>95.988</text:p>
          </table:table-cell>
          <table:table-cell office:value-type="percentage" office:value="0.60466024554794739" table:style-name="ce77">
            <text:p>60,5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5741" table:style-name="ce8">
            <text:p>105.741</text:p>
          </table:table-cell>
          <table:table-cell office:value-type="percentage" office:value="0.61719178641887396" table:style-name="ce77">
            <text:p>61,7%</text:p>
          </table:table-cell>
          <table:table-cell office:value-type="float" office:value="87263" table:style-name="ce8">
            <text:p>87.263</text:p>
          </table:table-cell>
          <table:table-cell office:value-type="percentage" office:value="0.50933892112113743" table:style-name="ce77">
            <text:p>50,9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61729" table:style-name="ce8">
            <text:p>261.729</text:p>
          </table:table-cell>
          <table:table-cell office:value-type="percentage" office:value="0.40380182732094755" table:style-name="ce77">
            <text:p>40,4%</text:p>
          </table:table-cell>
          <table:table-cell office:value-type="float" office:value="203674" table:style-name="ce8">
            <text:p>203.674</text:p>
          </table:table-cell>
          <table:table-cell office:value-type="percentage" office:value="0.3142331701025361" table:style-name="ce77">
            <text:p>31,4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62196" table:style-name="ce8">
            <text:p>262.196</text:p>
          </table:table-cell>
          <table:table-cell office:value-type="percentage" office:value="0.63912208344302412" table:style-name="ce77">
            <text:p>63,9%</text:p>
          </table:table-cell>
          <table:table-cell office:value-type="float" office:value="197592" table:style-name="ce8">
            <text:p>197.592</text:p>
          </table:table-cell>
          <table:table-cell office:value-type="percentage" office:value="0.48164506976336036" table:style-name="ce77">
            <text:p>48,2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60571" table:style-name="ce8">
            <text:p>60.571</text:p>
          </table:table-cell>
          <table:table-cell office:value-type="percentage" office:value="0.77079012000050906" table:style-name="ce77">
            <text:p>77,1%</text:p>
          </table:table-cell>
          <table:table-cell office:value-type="float" office:value="51815" table:style-name="ce8">
            <text:p>51.815</text:p>
          </table:table-cell>
          <table:table-cell office:value-type="percentage" office:value="0.65936652965654152" table:style-name="ce77">
            <text:p>65,9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8984" table:style-name="ce8">
            <text:p>138.984</text:p>
          </table:table-cell>
          <table:table-cell office:value-type="percentage" office:value="0.78266892671911337" table:style-name="ce77">
            <text:p>78,3%</text:p>
          </table:table-cell>
          <table:table-cell office:value-type="float" office:value="122302" table:style-name="ce8">
            <text:p>122.302</text:p>
          </table:table-cell>
          <table:table-cell office:value-type="percentage" office:value="0.68872658058194469" table:style-name="ce77">
            <text:p>68,9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983" table:style-name="ce8">
            <text:p>16.983</text:p>
          </table:table-cell>
          <table:table-cell office:value-type="percentage" office:value="0.66870102768043471" table:style-name="ce77">
            <text:p>66,9%</text:p>
          </table:table-cell>
          <table:table-cell office:value-type="float" office:value="14693" table:style-name="ce8">
            <text:p>14.693</text:p>
          </table:table-cell>
          <table:table-cell office:value-type="percentage" office:value="0.57853289758632909" table:style-name="ce77">
            <text:p>57,9%</text:p>
          </table:table-cell>
          <table:table-cell office:value-type="date" office:date-value="2022-07-12T00:00:00" table:style-name="ce11">
            <text:p>12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67317" table:style-name="ce8">
            <text:p>267.317</text:p>
          </table:table-cell>
          <table:table-cell office:value-type="percentage" office:value="0.47110543243600478" table:style-name="ce77">
            <text:p>47,1%</text:p>
          </table:table-cell>
          <table:table-cell office:value-type="float" office:value="234414" table:style-name="ce8">
            <text:p>234.414</text:p>
          </table:table-cell>
          <table:table-cell office:value-type="percentage" office:value="0.41311891439397275" table:style-name="ce77">
            <text:p>41,3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1889" table:style-name="ce8">
            <text:p>71.889</text:p>
          </table:table-cell>
          <table:table-cell office:value-type="percentage" office:value="0.51441881100266196" table:style-name="ce77">
            <text:p>51,4%</text:p>
          </table:table-cell>
          <table:table-cell office:value-type="float" office:value="51185" table:style-name="ce8">
            <text:p>51.185</text:p>
          </table:table-cell>
          <table:table-cell office:value-type="percentage" office:value="0.36626642241749435" table:style-name="ce77">
            <text:p>36,6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638" table:style-name="ce8">
            <text:p>29.638</text:p>
          </table:table-cell>
          <table:table-cell office:value-type="percentage" office:value="0.52520777586787404" table:style-name="ce77">
            <text:p>52,5%</text:p>
          </table:table-cell>
          <table:table-cell office:value-type="float" office:value="25925" table:style-name="ce8">
            <text:p>25.925</text:p>
          </table:table-cell>
          <table:table-cell office:value-type="percentage" office:value="0.45941060764473429" table:style-name="ce77">
            <text:p>45,9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6571" table:style-name="ce8">
            <text:p>86.571</text:p>
          </table:table-cell>
          <table:table-cell office:value-type="percentage" office:value="0.50870852871699046" table:style-name="ce77">
            <text:p>50,9%</text:p>
          </table:table-cell>
          <table:table-cell office:value-type="float" office:value="68963" table:style-name="ce8">
            <text:p>68.963</text:p>
          </table:table-cell>
          <table:table-cell office:value-type="percentage" office:value="0.4052403953507504" table:style-name="ce77">
            <text:p>40,5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237" table:style-name="ce8">
            <text:p>3.237</text:p>
          </table:table-cell>
          <table:table-cell office:value-type="percentage" office:value="0.35180958591457451" table:style-name="ce77">
            <text:p>35,2%</text:p>
          </table:table-cell>
          <table:table-cell office:value-type="float" office:value="2258" table:style-name="ce8">
            <text:p>2.258</text:p>
          </table:table-cell>
          <table:table-cell office:value-type="percentage" office:value="0.245408107814368" table:style-name="ce77">
            <text:p>24,5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651" table:style-name="ce8">
            <text:p>3.651</text:p>
          </table:table-cell>
          <table:table-cell office:value-type="percentage" office:value="0.32969116850279934" table:style-name="ce77">
            <text:p>33,0%</text:p>
          </table:table-cell>
          <table:table-cell office:value-type="float" office:value="2162" table:style-name="ce8">
            <text:p>2.162</text:p>
          </table:table-cell>
          <table:table-cell office:value-type="percentage" office:value="0.19523207513093732" table:style-name="ce77">
            <text:p>19,5%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7-13T00:00:00" table:style-name="ce11">
            <text:p>13/07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7-08T00:00:00" table:style-name="ce11">
            <text:p>08/07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104734" table:style-name="ce82">
            <text:p>2.104.734</text:p>
          </table:table-cell>
          <table:table-cell office:value-type="percentage" office:value="0.55167589125919625" table:style-name="ce83">
            <text:p>55,2%</text:p>
          </table:table-cell>
          <table:table-cell office:value-type="float" office:value="1716727" table:style-name="ce82">
            <text:p>1.716.727</text:p>
          </table:table-cell>
          <table:table-cell office:value-type="percentage" office:value="0.44997462756515838" table:style-name="ce83">
            <text:p>45,0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7-14T13:38:00Z</dc:date>
  </office:meta>
</office:document-meta>
</file>